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4" style:family="table">
      <style:table-properties style:width="19.001cm" table:align="margins" style:writing-mode="page"/>
    </style:style>
    <style:style style:name="Tabela4.A" style:family="table-column">
      <style:table-column-properties style:column-width="2.944cm" style:rel-column-width="10153*"/>
    </style:style>
    <style:style style:name="Tabela4.B" style:family="table-column">
      <style:table-column-properties style:column-width="0.854cm" style:rel-column-width="2944*"/>
    </style:style>
    <style:style style:name="Tabela4.C" style:family="table-column">
      <style:table-column-properties style:column-width="1.545cm" style:rel-column-width="5329*"/>
    </style:style>
    <style:style style:name="Tabela4.D" style:family="table-column">
      <style:table-column-properties style:column-width="0.101cm" style:rel-column-width="346*"/>
    </style:style>
    <style:style style:name="Tabela4.E" style:family="table-column">
      <style:table-column-properties style:column-width="0.734cm" style:rel-column-width="2530*"/>
    </style:style>
    <style:style style:name="Tabela4.F" style:family="table-column">
      <style:table-column-properties style:column-width="0.12cm" style:rel-column-width="413*"/>
    </style:style>
    <style:style style:name="Tabela4.G" style:family="table-column">
      <style:table-column-properties style:column-width="0.997cm" style:rel-column-width="3437*"/>
    </style:style>
    <style:style style:name="Tabela4.H" style:family="table-column">
      <style:table-column-properties style:column-width="0.303cm" style:rel-column-width="1046*"/>
    </style:style>
    <style:style style:name="Tabela4.I" style:family="table-column">
      <style:table-column-properties style:column-width="0.423cm" style:rel-column-width="1460*"/>
    </style:style>
    <style:style style:name="Tabela4.J" style:family="table-column">
      <style:table-column-properties style:column-width="0.87cm" style:rel-column-width="2999*"/>
    </style:style>
    <style:style style:name="Tabela4.K" style:family="table-column">
      <style:table-column-properties style:column-width="0.053cm" style:rel-column-width="182*"/>
    </style:style>
    <style:style style:name="Tabela4.L" style:family="table-column">
      <style:table-column-properties style:column-width="0.469cm" style:rel-column-width="1618*"/>
    </style:style>
    <style:style style:name="Tabela4.M" style:family="table-column">
      <style:table-column-properties style:column-width="0.686cm" style:rel-column-width="2366*"/>
    </style:style>
    <style:style style:name="Tabela4.N" style:family="table-column">
      <style:table-column-properties style:column-width="0.344cm" style:rel-column-width="1186*"/>
    </style:style>
    <style:style style:name="Tabela4.O" style:family="table-column">
      <style:table-column-properties style:column-width="0.954cm" style:rel-column-width="3291*"/>
    </style:style>
    <style:style style:name="Tabela4.P" style:family="table-column">
      <style:table-column-properties style:column-width="0.402cm" style:rel-column-width="1387*"/>
    </style:style>
    <style:style style:name="Tabela4.Q" style:family="table-column">
      <style:table-column-properties style:column-width="0.044cm" style:rel-column-width="152*"/>
    </style:style>
    <style:style style:name="Tabela4.R" style:family="table-column">
      <style:table-column-properties style:column-width="0.6cm" style:rel-column-width="2068*"/>
    </style:style>
    <style:style style:name="Tabela4.S" style:family="table-column">
      <style:table-column-properties style:column-width="0.654cm" style:rel-column-width="2257*"/>
    </style:style>
    <style:style style:name="Tabela4.T" style:family="table-column">
      <style:table-column-properties style:column-width="0.095cm" style:rel-column-width="328*"/>
    </style:style>
    <style:style style:name="Tabela4.U" style:family="table-column">
      <style:table-column-properties style:column-width="0.737cm" style:rel-column-width="2543*"/>
    </style:style>
    <style:style style:name="Tabela4.W" style:family="table-column">
      <style:table-column-properties style:column-width="1.337cm" style:rel-column-width="4611*"/>
    </style:style>
    <style:style style:name="Tabela4.X" style:family="table-column">
      <style:table-column-properties style:column-width="0.24cm" style:rel-column-width="827*"/>
    </style:style>
    <style:style style:name="Tabela4.Y" style:family="table-column">
      <style:table-column-properties style:column-width="0.116cm" style:rel-column-width="401*"/>
    </style:style>
    <style:style style:name="Tabela4.Z" style:family="table-column">
      <style:table-column-properties style:column-width="0.416cm" style:rel-column-width="1435*"/>
    </style:style>
    <style:style style:name="Tabela4.a" style:family="table-column">
      <style:table-column-properties style:column-width="0.187cm" style:rel-column-width="644*"/>
    </style:style>
    <style:style style:name="Tabela4.b" style:family="table-column">
      <style:table-column-properties style:column-width="2.057cm" style:rel-column-width="7093*"/>
    </style:style>
    <style:style style:name="Tabela4.c" style:family="table-column">
      <style:table-column-properties style:column-width="0.298cm" style:rel-column-width="1029*"/>
    </style:style>
    <style:style style:name="Tabela4.A1" style:family="table-cell">
      <style:table-cell-properties fo:padding="0.049cm" fo:border="0.05pt solid #000000"/>
    </style:style>
    <style:style style:name="Tabela4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49cm" fo:border-left="0.05pt solid #000000" fo:border-right="none" fo:border-top="none" fo:border-bottom="none"/>
    </style:style>
    <style:style style:name="Tabela4.B3" style:family="table-cell">
      <style:table-cell-properties fo:padding="0.049cm" fo:border="none"/>
    </style:style>
    <style:style style:name="Tabela4.Z3" style:family="table-cell">
      <style:table-cell-properties fo:padding="0.049cm" fo:border-left="none" fo:border-right="0.05pt solid #000000" fo:border-top="none" fo:border-bottom="none"/>
    </style:style>
    <style:style style:name="Tabela4.B13" style:family="table-cell">
      <style:table-cell-properties fo:background-color="transparent" fo:padding="0.049cm" fo:border="none">
        <style:background-image/>
      </style:table-cell-properties>
    </style:style>
    <style:style style:name="Tabela4.A34" style:family="table-cell">
      <style:table-cell-properties fo:padding="0.049cm" fo:border-left="0.05pt solid #000000" fo:border-right="none" fo:border-top="0.05pt solid #000000" fo:border-bottom="none"/>
    </style:style>
    <style:style style:name="Tabela4.C34" style:family="table-cell">
      <style:table-cell-properties fo:padding="0.049cm" fo:border-left="none" fo:border-right="0.05pt solid #000000" fo:border-top="0.05pt solid #000000" fo:border-bottom="none"/>
    </style:style>
    <style:style style:name="Tabela4.A64" style:family="table-cell">
      <style:table-cell-properties fo:padding="0.049cm" fo:border-left="0.05pt solid #000000" fo:border-right="none" fo:border-top="none" fo:border-bottom="0.05pt solid #000000"/>
    </style:style>
    <style:style style:name="Tabela4.C64" style:family="table-cell">
      <style:table-cell-properties fo:padding="0.049cm" fo:border-left="none" fo:border-right="none" fo:border-top="none" fo:border-bottom="0.05pt solid #000000"/>
    </style:style>
    <style:style style:name="Tabela4.F64" style:family="table-cell">
      <style:table-cell-properties fo:padding="0.049cm" fo:border-left="none" fo:border-right="none" fo:border-top="none" fo:border-bottom="0.05pt solid #000000"/>
    </style:style>
    <style:style style:name="Tabela4.V64" style:family="table-cell">
      <style:table-cell-properties fo:padding="0.049cm" fo:border-left="none" fo:border-right="none" fo:border-top="none" fo:border-bottom="0.05pt solid #000000"/>
    </style:style>
    <style:style style:name="Tabela4.a64" style:family="table-cell">
      <style:table-cell-properties fo:padding="0.049cm" fo:border-left="none" fo:border-right="0.05pt solid #000000" fo:border-top="none" fo:border-bottom="0.05pt solid #000000"/>
    </style:style>
    <style:style style:name="Tabela4.A65" style:family="table-cell">
      <style:table-cell-properties fo:padding="0.199cm" fo:border-left="0.05pt solid #000000" fo:border-right="0.05pt solid #000000" fo:border-top="none" fo:border-bottom="0.05pt solid #000000"/>
    </style:style>
    <style:style style:name="Tabela4.A66" style:family="table-cell">
      <style:table-cell-properties fo:padding="0.097cm" fo:border-left="none" fo:border-right="none" fo:border-top="none" fo:border-bottom="0.05pt solid #000000"/>
    </style:style>
    <style:style style:name="Tabela4.C66" style:family="table-cell">
      <style:table-cell-properties fo:padding="0.097cm" fo:border-left="none" fo:border-right="none" fo:border-top="none" fo:border-bottom="0.05pt solid #000000"/>
    </style:style>
    <style:style style:name="Tabela4.G66" style:family="table-cell">
      <style:table-cell-properties fo:padding="0.097cm" fo:border-left="none" fo:border-right="none" fo:border-top="none" fo:border-bottom="0.05pt solid #000000"/>
    </style:style>
    <style:style style:name="Tabela4.I66" style:family="table-cell">
      <style:table-cell-properties fo:padding="0.097cm" fo:border-left="none" fo:border-right="none" fo:border-top="none" fo:border-bottom="0.05pt solid #000000"/>
    </style:style>
    <style:style style:name="Tabela4.N66" style:family="table-cell">
      <style:table-cell-properties fo:padding="0.097cm" fo:border-left="none" fo:border-right="none" fo:border-top="none" fo:border-bottom="0.05pt solid #000000"/>
    </style:style>
    <style:style style:name="Tabela4.Q66" style:family="table-cell">
      <style:table-cell-properties fo:padding="0.097cm" fo:border-left="none" fo:border-right="none" fo:border-top="none" fo:border-bottom="0.05pt solid #000000"/>
    </style:style>
    <style:style style:name="Tabela4.A67" style:family="table-cell">
      <style:table-cell-properties fo:padding="0.097cm" fo:border="none"/>
    </style:style>
    <style:style style:name="Tabela4.C67" style:family="table-cell">
      <style:table-cell-properties fo:padding="0.097cm" fo:border="none"/>
    </style:style>
    <style:style style:name="Tabela4.G67" style:family="table-cell">
      <style:table-cell-properties fo:padding="0.097cm" fo:border="none"/>
    </style:style>
    <style:style style:name="Tabela4.I67" style:family="table-cell">
      <style:table-cell-properties fo:padding="0.097cm" fo:border="none"/>
    </style:style>
    <style:style style:name="Tabela4.N67" style:family="table-cell">
      <style:table-cell-properties fo:padding="0.097cm" fo:border="none"/>
    </style:style>
    <style:style style:name="Tabela4.Q67" style:family="table-cell">
      <style:table-cell-properties fo:padding="0.097cm" fo:border="none"/>
    </style:style>
    <style:style style:name="Tabela12" style:family="table">
      <style:table-properties style:width="19.001cm" table:align="margins" style:writing-mode="page"/>
    </style:style>
    <style:style style:name="Tabela12.A" style:family="table-column">
      <style:table-column-properties style:column-width="3.799cm" style:rel-column-width="13104*"/>
    </style:style>
    <style:style style:name="Tabela12.B" style:family="table-column">
      <style:table-column-properties style:column-width="2.533cm" style:rel-column-width="8736*"/>
    </style:style>
    <style:style style:name="Tabela12.C" style:family="table-column">
      <style:table-column-properties style:column-width="12.668cm" style:rel-column-width="43695*"/>
    </style:style>
    <style:style style:name="Tabela12.A1" style:family="table-cell">
      <style:table-cell-properties fo:padding="0.199cm" fo:border="0.05pt solid #000000"/>
    </style:style>
    <style:style style:name="Tabela12.A2" style:family="table-cell">
      <style:table-cell-properties fo:padding="0.097cm" fo:border-left="none" fo:border-right="none" fo:border-top="none" fo:border-bottom="0.05pt solid #000000"/>
    </style:style>
    <style:style style:name="Tabela12.A3" style:family="table-cell">
      <style:table-cell-properties fo:padding="0.097cm" fo:border="none"/>
    </style:style>
    <style:style style:name="Tabela13" style:family="table">
      <style:table-properties style:width="19.001cm" table:align="margins" style:writing-mode="page"/>
    </style:style>
    <style:style style:name="Tabela13.A" style:family="table-column">
      <style:table-column-properties style:column-width="1.725cm" style:rel-column-width="5949*"/>
    </style:style>
    <style:style style:name="Tabela13.B" style:family="table-column">
      <style:table-column-properties style:column-width="0.774cm" style:rel-column-width="2670*"/>
    </style:style>
    <style:style style:name="Tabela13.C" style:family="table-column">
      <style:table-column-properties style:column-width="0.951cm" style:rel-column-width="3279*"/>
    </style:style>
    <style:style style:name="Tabela13.D" style:family="table-column">
      <style:table-column-properties style:column-width="1.727cm" style:rel-column-width="5956*"/>
    </style:style>
    <style:style style:name="Tabela13.E" style:family="table-column">
      <style:table-column-properties style:column-width="0.512cm" style:rel-column-width="1764*"/>
    </style:style>
    <style:style style:name="Tabela13.F" style:family="table-column">
      <style:table-column-properties style:column-width="1.217cm" style:rel-column-width="4197*"/>
    </style:style>
    <style:style style:name="Tabela13.G" style:family="table-column">
      <style:table-column-properties style:column-width="1.296cm" style:rel-column-width="4471*"/>
    </style:style>
    <style:style style:name="Tabela13.I" style:family="table-column">
      <style:table-column-properties style:column-width="1.905cm" style:rel-column-width="6570*"/>
    </style:style>
    <style:style style:name="Tabela13.J" style:family="table-column">
      <style:table-column-properties style:column-width="1.085cm" style:rel-column-width="3741*"/>
    </style:style>
    <style:style style:name="Tabela13.K" style:family="table-column">
      <style:table-column-properties style:column-width="1.614cm" style:rel-column-width="5566*"/>
    </style:style>
    <style:style style:name="Tabela13.L" style:family="table-column">
      <style:table-column-properties style:column-width="1.632cm" style:rel-column-width="5627*"/>
    </style:style>
    <style:style style:name="Tabela13.N" style:family="table-column">
      <style:table-column-properties style:column-width="1.637cm" style:rel-column-width="5647*"/>
    </style:style>
    <style:style style:name="Tabela13.A1" style:family="table-cell">
      <style:table-cell-properties fo:padding="0.199cm" fo:border="0.05pt solid #000000"/>
    </style:style>
    <style:style style:name="Tabela13.A2" style:family="table-cell">
      <style:table-cell-properties fo:padding="0.097cm" fo:border-left="none" fo:border-right="none" fo:border-top="none" fo:border-bottom="0.05pt solid #000000"/>
    </style:style>
    <style:style style:name="Tabela13.A3" style:family="table-cell">
      <style:table-cell-properties fo:padding="0.097cm" fo:border="none"/>
    </style:style>
    <style:style style:name="Tabela3" style:family="table">
      <style:table-properties style:width="19.001cm" table:align="margins" style:writing-mode="page"/>
    </style:style>
    <style:style style:name="Tabela3.A" style:family="table-column">
      <style:table-column-properties style:column-width="8.387cm" style:rel-column-width="28928*"/>
    </style:style>
    <style:style style:name="Tabela3.B" style:family="table-column">
      <style:table-column-properties style:column-width="3.011cm" style:rel-column-width="10385*"/>
    </style:style>
    <style:style style:name="Tabela3.C" style:family="table-column">
      <style:table-column-properties style:column-width="4.9cm" style:rel-column-width="16900*"/>
    </style:style>
    <style:style style:name="Tabela3.D" style:family="table-column">
      <style:table-column-properties style:column-width="2.702cm" style:rel-column-width="9322*"/>
    </style:style>
    <style:style style:name="Tabela3.A1" style:family="table-cell">
      <style:table-cell-properties fo:padding="0.199cm" fo:border="0.05pt solid #000000"/>
    </style:style>
    <style:style style:name="Tabela3.A2" style:family="table-cell">
      <style:table-cell-properties fo:padding="0.097cm" fo:border-left="none" fo:border-right="none" fo:border-top="none" fo:border-bottom="0.05pt solid #000000"/>
    </style:style>
    <style:style style:name="Tabela3.A3" style:family="table-cell">
      <style:table-cell-properties fo:padding="0.097cm" fo:border="none"/>
    </style:style>
    <style:style style:name="Tabela5" style:family="table">
      <style:table-properties style:width="19.001cm" table:align="margins" style:writing-mode="page"/>
    </style:style>
    <style:style style:name="Tabela5.A" style:family="table-column">
      <style:table-column-properties style:column-width="3.413cm" style:rel-column-width="11772*"/>
    </style:style>
    <style:style style:name="Tabela5.B" style:family="table-column">
      <style:table-column-properties style:column-width="4.974cm" style:rel-column-width="17156*"/>
    </style:style>
    <style:style style:name="Tabela5.C" style:family="table-column">
      <style:table-column-properties style:column-width="10.613cm" style:rel-column-width="36607*"/>
    </style:style>
    <style:style style:name="Tabela5.A1" style:family="table-cell">
      <style:table-cell-properties fo:padding="0.199cm" fo:border="0.05pt solid #000000"/>
    </style:style>
    <style:style style:name="Tabela5.A2" style:family="table-cell">
      <style:table-cell-properties fo:padding="0.097cm" fo:border-left="none" fo:border-right="none" fo:border-top="none" fo:border-bottom="0.05pt solid #000000"/>
    </style:style>
    <style:style style:name="Tabela5.A3" style:family="table-cell">
      <style:table-cell-properties fo:padding="0.097cm" fo:border="none"/>
    </style:style>
    <style:style style:name="Tabela6" style:family="table">
      <style:table-properties style:width="19.001cm" table:align="margins" style:writing-mode="page"/>
    </style:style>
    <style:style style:name="Tabela6.A" style:family="table-column">
      <style:table-column-properties style:column-width="8.387cm" style:rel-column-width="28928*"/>
    </style:style>
    <style:style style:name="Tabela6.B" style:family="table-column">
      <style:table-column-properties style:column-width="2.267cm" style:rel-column-width="7817*"/>
    </style:style>
    <style:style style:name="Tabela6.E" style:family="table-column">
      <style:table-column-properties style:column-width="3.814cm" style:rel-column-width="13156*"/>
    </style:style>
    <style:style style:name="Tabela6.A1" style:family="table-cell">
      <style:table-cell-properties fo:padding="0.199cm" fo:border="0.05pt solid #000000"/>
    </style:style>
    <style:style style:name="Tabela6.A2" style:family="table-cell">
      <style:table-cell-properties fo:padding="0.097cm" fo:border-left="none" fo:border-right="none" fo:border-top="none" fo:border-bottom="0.05pt solid #000000"/>
    </style:style>
    <style:style style:name="Tabela6.A3" style:family="table-cell">
      <style:table-cell-properties fo:padding="0.097cm" fo:border="none"/>
    </style:style>
    <style:style style:name="Tabela7" style:family="table">
      <style:table-properties style:width="19.001cm" table:align="margins" style:writing-mode="page"/>
    </style:style>
    <style:style style:name="Tabela7.A" style:family="table-column">
      <style:table-column-properties style:column-width="2.196cm" style:rel-column-width="7574*"/>
    </style:style>
    <style:style style:name="Tabela7.B" style:family="table-column">
      <style:table-column-properties style:column-width="3.201cm" style:rel-column-width="11042*"/>
    </style:style>
    <style:style style:name="Tabela7.C" style:family="table-column">
      <style:table-column-properties style:column-width="4.101cm" style:rel-column-width="14144*"/>
    </style:style>
    <style:style style:name="Tabela7.D" style:family="table-column">
      <style:table-column-properties style:column-width="1.799cm" style:rel-column-width="6205*"/>
    </style:style>
    <style:style style:name="Tabela7.E" style:family="table-column">
      <style:table-column-properties style:column-width="3.598cm" style:rel-column-width="12411*"/>
    </style:style>
    <style:style style:name="Tabela7.F" style:family="table-column">
      <style:table-column-properties style:column-width="4.105cm" style:rel-column-width="14159*"/>
    </style:style>
    <style:style style:name="Tabela7.A1" style:family="table-cell">
      <style:table-cell-properties fo:padding="0.199cm" fo:border="0.05pt solid #000000"/>
    </style:style>
    <style:style style:name="Tabela7.A2" style:family="table-cell">
      <style:table-cell-properties fo:padding="0.097cm" fo:border-left="none" fo:border-right="none" fo:border-top="none" fo:border-bottom="0.05pt solid #000000"/>
    </style:style>
    <style:style style:name="Tabela7.A3" style:family="table-cell">
      <style:table-cell-properties fo:padding="0.097cm" fo:border="none"/>
    </style:style>
    <style:style style:name="Tabela8" style:family="table">
      <style:table-properties style:width="19.001cm" table:align="margins" style:writing-mode="page"/>
    </style:style>
    <style:style style:name="Tabela8.A" style:family="table-column">
      <style:table-column-properties style:column-width="2.196cm" style:rel-column-width="7574*"/>
    </style:style>
    <style:style style:name="Tabela8.B" style:family="table-column">
      <style:table-column-properties style:column-width="3.201cm" style:rel-column-width="11042*"/>
    </style:style>
    <style:style style:name="Tabela8.C" style:family="table-column">
      <style:table-column-properties style:column-width="8.096cm" style:rel-column-width="27924*"/>
    </style:style>
    <style:style style:name="Tabela8.D" style:family="table-column">
      <style:table-column-properties style:column-width="5.507cm" style:rel-column-width="18995*"/>
    </style:style>
    <style:style style:name="Tabela8.A1" style:family="table-cell">
      <style:table-cell-properties fo:padding="0.199cm" fo:border="0.05pt solid #000000"/>
    </style:style>
    <style:style style:name="Tabela8.A2" style:family="table-cell">
      <style:table-cell-properties fo:padding="0.097cm" fo:border-left="none" fo:border-right="none" fo:border-top="none" fo:border-bottom="0.05pt solid #000000"/>
    </style:style>
    <style:style style:name="Tabela8.A3" style:family="table-cell">
      <style:table-cell-properties fo:padding="0.097cm" fo:border="none"/>
    </style:style>
    <style:style style:name="Tabela9" style:family="table">
      <style:table-properties style:width="19.001cm" table:align="margins" style:writing-mode="page"/>
    </style:style>
    <style:style style:name="Tabela9.A" style:family="table-column">
      <style:table-column-properties style:column-width="6.332cm" style:rel-column-width="21840*"/>
    </style:style>
    <style:style style:name="Tabela9.B" style:family="table-column">
      <style:table-column-properties style:column-width="2.11cm" style:rel-column-width="7276*"/>
    </style:style>
    <style:style style:name="Tabela9.C" style:family="table-column">
      <style:table-column-properties style:column-width="1.956cm" style:rel-column-width="6746*"/>
    </style:style>
    <style:style style:name="Tabela9.D" style:family="table-column">
      <style:table-column-properties style:column-width="2.267cm" style:rel-column-width="7817*"/>
    </style:style>
    <style:style style:name="Tabela9.E" style:family="table-column">
      <style:table-column-properties style:column-width="2.522cm" style:rel-column-width="8699*"/>
    </style:style>
    <style:style style:name="Tabela9.F" style:family="table-column">
      <style:table-column-properties style:column-width="3.815cm" style:rel-column-width="13157*"/>
    </style:style>
    <style:style style:name="Tabela9.A1" style:family="table-cell">
      <style:table-cell-properties fo:padding="0.199cm" fo:border="0.05pt solid #000000"/>
    </style:style>
    <style:style style:name="Tabela9.A2" style:family="table-cell">
      <style:table-cell-properties fo:padding="0.097cm" fo:border-left="none" fo:border-right="none" fo:border-top="none" fo:border-bottom="0.05pt solid #000000"/>
    </style:style>
    <style:style style:name="Tabela9.A3" style:family="table-cell">
      <style:table-cell-properties fo:padding="0.097cm" fo:border="none"/>
    </style:style>
    <style:style style:name="Tabela10" style:family="table">
      <style:table-properties style:width="19.001cm" table:align="margins" style:writing-mode="page"/>
    </style:style>
    <style:style style:name="Tabela10.A" style:family="table-column">
      <style:table-column-properties style:column-width="7.699cm" style:rel-column-width="26555*"/>
    </style:style>
    <style:style style:name="Tabela10.B" style:family="table-column">
      <style:table-column-properties style:column-width="2.26cm" style:rel-column-width="7793*"/>
    </style:style>
    <style:style style:name="Tabela10.F" style:family="table-column">
      <style:table-column-properties style:column-width="2.263cm" style:rel-column-width="7808*"/>
    </style:style>
    <style:style style:name="Tabela10.A1" style:family="table-cell">
      <style:table-cell-properties fo:padding="0.199cm" fo:border="0.05pt solid #000000"/>
    </style:style>
    <style:style style:name="Tabela10.A2" style:family="table-cell">
      <style:table-cell-properties fo:padding="0.097cm" fo:border-left="none" fo:border-right="none" fo:border-top="none" fo:border-bottom="0.05pt solid #000000"/>
    </style:style>
    <style:style style:name="Tabela10.A3" style:family="table-cell">
      <style:table-cell-properties fo:padding="0.097cm" fo:border="none"/>
    </style:style>
    <style:style style:name="Tabela11" style:family="table">
      <style:table-properties style:width="19.001cm" table:align="margins" style:writing-mode="page"/>
    </style:style>
    <style:style style:name="Tabela11.A" style:family="table-column">
      <style:table-column-properties style:column-width="2.408cm" style:rel-column-width="8304*"/>
    </style:style>
    <style:style style:name="Tabela11.B" style:family="table-column">
      <style:table-column-properties style:column-width="4.286cm" style:rel-column-width="14783*"/>
    </style:style>
    <style:style style:name="Tabela11.C" style:family="table-column">
      <style:table-column-properties style:column-width="12.307cm" style:rel-column-width="42448*"/>
    </style:style>
    <style:style style:name="Tabela11.A1" style:family="table-cell">
      <style:table-cell-properties fo:padding="0.199cm" fo:border="0.05pt solid #000000"/>
    </style:style>
    <style:style style:name="Tabela11.A2" style:family="table-cell">
      <style:table-cell-properties fo:padding="0.097cm" fo:border-left="none" fo:border-right="none" fo:border-top="none" fo:border-bottom="0.05pt solid #000000"/>
    </style:style>
    <style:style style:name="Tabela11.A3" style:family="table-cell">
      <style:table-cell-properties fo:padding="0.097cm" fo:border="none"/>
    </style:style>
    <style:style style:name="P1" style:family="paragraph" style:parent-style-name="Standard">
      <style:text-properties officeooo:paragraph-rsid="0169f94b"/>
    </style:style>
    <style:style style:name="P2" style:family="paragraph" style:parent-style-name="Standard">
      <style:text-properties officeooo:paragraph-rsid="01731959"/>
    </style:style>
    <style:style style:name="P3" style:family="paragraph" style:parent-style-name="Standard">
      <style:text-properties officeooo:paragraph-rsid="01748a2a"/>
    </style:style>
    <style:style style:name="P4" style:family="paragraph" style:parent-style-name="Standard">
      <style:text-properties officeooo:rsid="01731959" officeooo:paragraph-rsid="01748a2a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officeooo:rsid="015886e1" officeooo:paragraph-rsid="015886e1" style:font-size-asian="10pt" style:font-size-complex="10pt"/>
    </style:style>
    <style:style style:name="P6" style:family="paragraph" style:parent-style-name="Table_20_Contents">
      <style:text-properties style:font-name="DejaVu Serif" fo:font-size="8pt" style:font-size-asian="8pt" style:font-size-complex="8pt"/>
    </style:style>
    <style:style style:name="P7" style:family="paragraph" style:parent-style-name="Table_20_Contents">
      <style:text-properties style:font-name="DejaVu Serif" fo:font-size="8pt" officeooo:rsid="015886e1" officeooo:paragraph-rsid="015886e1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DejaVu Serif" fo:font-size="8pt" officeooo:rsid="015886e1" officeooo:paragraph-rsid="015886e1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DejaVu Serif" fo:font-size="8pt" officeooo:rsid="015886e1" officeooo:paragraph-rsid="015973b4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DejaVu Serif" fo:font-size="8pt" officeooo:rsid="015973b4" officeooo:paragraph-rsid="015973b4" style:font-size-asian="8pt" style:font-size-complex="8pt"/>
    </style:style>
    <style:style style:name="P11" style:family="paragraph" style:parent-style-name="Table_20_Contents">
      <style:text-properties style:font-name="DejaVu Serif" fo:font-size="8pt" officeooo:rsid="015973b4" officeooo:paragraph-rsid="015973b4" style:font-size-asian="8pt" style:font-size-complex="8pt"/>
    </style:style>
    <style:style style:name="P12" style:family="paragraph" style:parent-style-name="Table_20_Contents">
      <style:text-properties style:font-name="DejaVu Serif" fo:font-size="8pt" officeooo:rsid="015a8520" officeooo:paragraph-rsid="015a8520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DejaVu Serif" fo:font-size="8pt" officeooo:rsid="015a8520" officeooo:paragraph-rsid="015a8520" style:font-size-asian="8pt" style:font-size-complex="8pt"/>
    </style:style>
    <style:style style:name="P14" style:family="paragraph" style:parent-style-name="Table_20_Contents">
      <style:text-properties style:font-name="DejaVu Serif" fo:font-size="8pt" officeooo:rsid="015a8520" officeooo:paragraph-rsid="01784f0a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style:font-name="DejaVu Serif" fo:font-size="8pt" officeooo:rsid="015b8330" officeooo:paragraph-rsid="015b8330" style:font-size-asian="8pt" style:font-size-complex="8pt"/>
    </style:style>
    <style:style style:name="P16" style:family="paragraph" style:parent-style-name="Table_20_Contents">
      <style:text-properties style:font-name="DejaVu Serif" fo:font-size="8pt" officeooo:rsid="015b8330" officeooo:paragraph-rsid="015b8330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DejaVu Serif" fo:font-size="8pt" officeooo:rsid="015b8330" officeooo:paragraph-rsid="015b8330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erif" fo:font-size="8pt" officeooo:rsid="015becfb" officeooo:paragraph-rsid="015becfb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DejaVu Serif" fo:font-size="8pt" officeooo:rsid="015becfb" officeooo:paragraph-rsid="015becfb" style:font-size-asian="8pt" style:font-size-complex="8pt"/>
    </style:style>
    <style:style style:name="P20" style:family="paragraph" style:parent-style-name="Table_20_Contents">
      <style:text-properties style:font-name="DejaVu Serif" fo:font-size="8pt" officeooo:rsid="015becfb" officeooo:paragraph-rsid="015becfb" style:font-size-asian="8pt" style:font-size-complex="8pt"/>
    </style:style>
    <style:style style:name="P21" style:family="paragraph" style:parent-style-name="Table_20_Contents">
      <style:text-properties style:font-name="DejaVu Serif" fo:font-size="8pt" officeooo:rsid="015becfb" officeooo:paragraph-rsid="01787b95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DejaVu Serif" fo:font-size="8pt" officeooo:rsid="015ccee7" officeooo:paragraph-rsid="015ccee7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DejaVu Serif" fo:font-size="8pt" officeooo:rsid="015ccee7" officeooo:paragraph-rsid="015ccee7" style:font-size-asian="8pt" style:font-size-complex="8pt"/>
    </style:style>
    <style:style style:name="P24" style:family="paragraph" style:parent-style-name="Table_20_Contents">
      <style:text-properties style:font-name="DejaVu Serif" fo:font-size="8pt" officeooo:rsid="015ccee7" officeooo:paragraph-rsid="015ccee7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DejaVu Serif" fo:font-size="8pt" officeooo:rsid="015e1794" officeooo:paragraph-rsid="015e1794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DejaVu Serif" fo:font-size="8pt" officeooo:rsid="015e1794" officeooo:paragraph-rsid="015e1794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DejaVu Serif" fo:font-size="8pt" officeooo:rsid="015fb2d2" officeooo:paragraph-rsid="015fb2d2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DejaVu Serif" fo:font-size="8pt" officeooo:rsid="01617db9" officeooo:paragraph-rsid="01617db9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DejaVu Serif" fo:font-size="8pt" officeooo:rsid="01617db9" officeooo:paragraph-rsid="01617db9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DejaVu Serif" fo:font-size="8pt" officeooo:rsid="016310f9" officeooo:paragraph-rsid="016310f9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DejaVu Serif" fo:font-size="8pt" officeooo:rsid="016310f9" officeooo:paragraph-rsid="016310f9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DejaVu Serif" fo:font-size="8pt" officeooo:rsid="016310f9" officeooo:paragraph-rsid="016310f9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DejaVu Serif" fo:font-size="8pt" officeooo:rsid="01632f1c" officeooo:paragraph-rsid="01632f1c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DejaVu Serif" fo:font-size="8pt" officeooo:rsid="01632f1c" officeooo:paragraph-rsid="01632f1c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DejaVu Serif" fo:font-size="8pt" officeooo:rsid="0189c412" officeooo:paragraph-rsid="0189c412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DejaVu Serif" fo:font-size="8pt" style:text-underline-style="solid" style:text-underline-width="auto" style:text-underline-color="font-color" officeooo:rsid="01617db9" officeooo:paragraph-rsid="01617db9" style:font-size-asian="8pt" style:font-size-complex="8pt"/>
    </style:style>
    <style:style style:name="P37" style:family="paragraph" style:parent-style-name="Table_20_Contents">
      <style:text-properties style:font-name="DejaVu Serif" fo:font-size="7pt" style:font-size-asian="7pt" style:font-size-complex="7pt"/>
    </style:style>
    <style:style style:name="P38" style:family="paragraph" style:parent-style-name="Table_20_Contents">
      <style:text-properties style:font-name="DejaVu Serif" fo:font-size="7pt" officeooo:paragraph-rsid="01694004" style:font-size-asian="7pt" style:font-size-complex="7pt"/>
    </style:style>
    <style:style style:name="P39" style:family="paragraph" style:parent-style-name="Table_20_Contents">
      <style:text-properties style:font-name="DejaVu Serif" fo:font-size="7pt" officeooo:paragraph-rsid="0169a7c6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DejaVu Serif" fo:font-size="7pt" officeooo:paragraph-rsid="0169a7c6" style:font-size-asian="7pt" style:font-size-complex="7pt"/>
    </style:style>
    <style:style style:name="P41" style:family="paragraph" style:parent-style-name="Table_20_Contents">
      <style:text-properties style:font-name="DejaVu Serif" fo:font-size="7pt" officeooo:paragraph-rsid="018d1501" style:font-size-asian="7pt" style:font-size-complex="7pt"/>
    </style:style>
    <style:style style:name="P42" style:family="paragraph" style:parent-style-name="Table_20_Contents">
      <style:text-properties style:font-name="DejaVu Serif" fo:font-size="7pt" fo:font-weight="bold" officeooo:rsid="0165fce3" officeooo:paragraph-rsid="0165fce3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5fce3" officeooo:paragraph-rsid="0165fce3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5fce3" officeooo:paragraph-rsid="01694004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5fce3" officeooo:paragraph-rsid="0169a7c6" style:font-size-asian="7pt" style:font-weight-asian="bold" style:font-size-complex="7pt" style:font-weight-complex="bold"/>
    </style:style>
    <style:style style:name="P46" style:family="paragraph" style:parent-style-name="Table_20_Contents">
      <style:text-properties style:font-name="DejaVu Serif" fo:font-size="7pt" fo:font-weight="bold" officeooo:rsid="01667a36" officeooo:paragraph-rsid="01667a36" style:font-size-asian="7pt" style:font-weight-asian="bold" style:font-size-complex="7pt" style:font-weight-complex="bold"/>
    </style:style>
    <style:style style:name="P47" style:family="paragraph" style:parent-style-name="Table_20_Contents">
      <style:text-properties style:font-name="DejaVu Serif" fo:font-size="7pt" fo:font-weight="bold" officeooo:rsid="0167ecfc" officeooo:paragraph-rsid="0167ecfc" style:font-size-asian="7pt" style:font-weight-asian="bold" style:font-size-complex="7pt" style:font-weight-complex="bold"/>
    </style:style>
    <style:style style:name="P48" style:family="paragraph" style:parent-style-name="Table_20_Contents">
      <style:text-properties style:font-name="DejaVu Serif" fo:font-size="7pt" fo:font-weight="bold" officeooo:rsid="0167ecfc" officeooo:paragraph-rsid="01694004" style:font-size-asian="7pt" style:font-weight-asian="bold" style:font-size-complex="7pt" style:font-weight-complex="bold"/>
    </style:style>
    <style:style style:name="P49" style:family="paragraph" style:parent-style-name="Table_20_Contents">
      <style:text-properties style:font-name="DejaVu Serif" fo:font-size="7pt" fo:font-weight="bold" officeooo:rsid="01694004" officeooo:paragraph-rsid="01694004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94004" officeooo:paragraph-rsid="01694004" style:font-size-asian="7pt" style:font-weight-asian="bold" style:font-size-complex="7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9a7c6" officeooo:paragraph-rsid="0169a7c6" style:font-size-asian="7pt" style:font-weight-asian="bold" style:font-size-complex="7pt" style:font-weight-complex="bold"/>
    </style:style>
    <style:style style:name="P52" style:family="paragraph" style:parent-style-name="Table_20_Contents">
      <style:text-properties style:font-name="DejaVu Serif" fo:font-size="7pt" fo:font-weight="bold" officeooo:rsid="0169a7c6" officeooo:paragraph-rsid="0169a7c6" style:font-size-asian="7pt" style:font-weight-asian="bold" style:font-size-complex="7pt" style:font-weight-complex="bold"/>
    </style:style>
    <style:style style:name="P53" style:family="paragraph" style:parent-style-name="Table_20_Contents">
      <style:text-properties style:font-name="DejaVu Serif" fo:font-size="7pt" fo:font-weight="bold" officeooo:rsid="0169f94b" officeooo:paragraph-rsid="0169f94b" style:font-size-asian="7pt" style:font-weight-asian="bold" style:font-size-complex="7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9f94b" officeooo:paragraph-rsid="0169f94b" style:font-size-asian="7pt" style:font-weight-asian="bold" style:font-size-complex="7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9f94b" officeooo:paragraph-rsid="0169f94b" style:font-size-asian="7pt" style:font-weight-asian="bold" style:font-size-complex="7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b72db" officeooo:paragraph-rsid="016b72db" style:font-size-asian="7pt" style:font-weight-asian="bold" style:font-size-complex="7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DejaVu Serif" fo:font-size="7pt" fo:font-weight="bold" officeooo:rsid="016b72db" officeooo:paragraph-rsid="016b72db" style:font-size-asian="7pt" style:font-weight-asian="bold" style:font-size-complex="7pt" style:font-weight-complex="bold"/>
    </style:style>
    <style:style style:name="P58" style:family="paragraph" style:parent-style-name="Table_20_Contents">
      <style:text-properties style:font-name="DejaVu Serif" fo:font-size="7pt" officeooo:paragraph-rsid="018d1501" style:font-size-asian="6.09999990463257pt" style:font-size-complex="7pt"/>
    </style:style>
    <style:style style:name="P59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694004" style:font-size-asian="6pt" style:font-weight-asian="bold" style:font-size-complex="6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DejaVu Serif" fo:font-size="6pt" fo:font-weight="bold" officeooo:rsid="016d253b" officeooo:paragraph-rsid="016d253b" style:font-size-asian="6pt" style:font-weight-asian="bold" style:font-size-complex="6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d253b" officeooo:paragraph-rsid="016d253b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694004" style:font-size-asian="5.25pt" style:font-weight-asian="bold" style:font-size-complex="6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a7c6" officeooo:paragraph-rsid="0169a7c6" style:font-size-asian="5.25pt" style:font-weight-asian="bold" style:font-size-complex="6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DejaVu Serif" fo:font-size="6pt" officeooo:paragraph-rsid="0169f94b" style:font-size-asian="6pt" style:font-size-complex="6pt"/>
    </style:style>
    <style:style style:name="P65" style:family="paragraph" style:parent-style-name="Table_20_Contents">
      <style:text-properties officeooo:paragraph-rsid="018d1501"/>
    </style:style>
    <style:style style:name="P66" style:family="paragraph" style:parent-style-name="Standard">
      <style:text-properties officeooo:paragraph-rsid="01900aec"/>
    </style:style>
    <style:style style:name="P67" style:family="paragraph" style:parent-style-name="Text_20_body">
      <style:text-properties officeooo:paragraph-rsid="01900aec"/>
    </style:style>
    <style:style style:name="P68" style:family="paragraph" style:parent-style-name="Table_20_Contents">
      <style:text-properties style:font-name="DejaVu Serif" fo:font-size="7pt" officeooo:paragraph-rsid="01694004" style:font-size-asian="7pt" style:font-size-complex="7pt"/>
    </style:style>
    <style:style style:name="P69" style:family="paragraph" style:parent-style-name="Table_20_Contents">
      <style:text-properties style:font-name="DejaVu Serif" fo:font-size="7pt" officeooo:paragraph-rsid="01900aec" style:font-size-asian="7pt" style:font-size-complex="7pt"/>
    </style:style>
    <style:style style:name="P70" style:family="paragraph" style:parent-style-name="Table_20_Contents">
      <style:text-properties style:font-name="DejaVu Serif" fo:font-size="7pt" fo:font-weight="bold" officeooo:rsid="01694004" officeooo:paragraph-rsid="01694004" style:font-size-asian="7pt" style:font-weight-asian="bold" style:font-size-complex="7pt" style:font-weight-complex="bold"/>
    </style:style>
    <style:style style:name="P71" style:family="paragraph" style:parent-style-name="Table_20_Contents">
      <style:text-properties style:font-name="DejaVu Serif" fo:font-size="7pt" fo:font-weight="bold" officeooo:rsid="01694004" officeooo:paragraph-rsid="01900aec" style:font-size-asian="7pt" style:font-weight-asian="bold" style:font-size-complex="7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94004" officeooo:paragraph-rsid="01900aec" style:font-size-asian="7pt" style:font-weight-asian="bold" style:font-size-complex="7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DejaVu Serif" fo:font-size="7pt" fo:font-weight="bold" officeooo:rsid="0165fce3" officeooo:paragraph-rsid="01900aec" style:font-size-asian="7pt" style:font-weight-asian="bold" style:font-size-complex="7pt" style:font-weight-complex="bold"/>
    </style:style>
    <style:style style:name="P74" style:family="paragraph" style:parent-style-name="Table_20_Contents">
      <style:text-properties style:font-name="DejaVu Serif" fo:font-size="7pt" fo:font-weight="bold" officeooo:rsid="0167ecfc" officeooo:paragraph-rsid="01900aec" style:font-size-asian="7pt" style:font-weight-asian="bold" style:font-size-complex="7pt" style:font-weight-complex="bold"/>
    </style:style>
    <style:style style:name="P75" style:family="paragraph" style:parent-style-name="Table_20_Contents">
      <style:text-properties style:font-name="DejaVu Serif" fo:font-size="7pt" officeooo:paragraph-rsid="01900aec" style:font-size-asian="6.09999990463257pt" style:font-size-complex="7pt"/>
    </style:style>
    <style:style style:name="P76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694004" style:font-size-asian="6pt" style:font-weight-asian="bold" style:font-size-complex="6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900aec" style:font-size-asian="6pt" style:font-weight-asian="bold" style:font-size-complex="6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694004" style:font-size-asian="5.25pt" style:font-weight-asian="bold" style:font-size-complex="6pt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4004" officeooo:paragraph-rsid="01900aec" style:font-size-asian="5.25pt" style:font-weight-asian="bold" style:font-size-complex="6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a7c6" officeooo:paragraph-rsid="0169a7c6" style:font-size-asian="5.25pt" style:font-weight-asian="bold" style:font-size-complex="6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DejaVu Serif" fo:font-size="6pt" fo:font-weight="bold" officeooo:rsid="0169a7c6" officeooo:paragraph-rsid="01900aec" style:font-size-asian="5.25pt" style:font-weight-asian="bold" style:font-size-complex="6pt" style:font-weight-complex="bold"/>
    </style:style>
    <style:style style:name="P82" style:family="paragraph" style:parent-style-name="Table_20_Contents">
      <style:text-properties officeooo:paragraph-rsid="01900aec"/>
    </style:style>
    <style:style style:name="T1" style:family="text">
      <style:text-properties officeooo:rsid="015e179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1694004"/>
    </style:style>
    <style:style style:name="T5" style:family="text">
      <style:text-properties officeooo:rsid="016b72db"/>
    </style:style>
    <style:style style:name="T6" style:family="text">
      <style:text-properties officeooo:rsid="016d4dcf"/>
    </style:style>
    <style:style style:name="T7" style:family="text">
      <style:text-properties officeooo:rsid="01731959"/>
    </style:style>
    <style:style style:name="T8" style:family="text">
      <style:text-properties style:font-name="DejaVu Serif" fo:font-size="7pt" officeooo:rsid="018d1501" style:font-size-asian="7pt" style:font-size-complex="7pt"/>
    </style:style>
    <style:style style:name="T9" style:family="text">
      <style:text-properties style:font-name="DejaVu Serif" fo:font-size="7pt" officeooo:rsid="01915783" style:font-size-asian="7pt" style:font-size-complex="7pt"/>
    </style:style>
    <style:style style:name="T10" style:family="text">
      <style:text-properties officeooo:rsid="015fb2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ompany_id.cnae" text:name="py3o.object.company_id.cnae"/>
        <text:user-field-decl office:value-type="string" office:string-value="object.company_id.zip" text:name="py3o.object.company_id.zip"/>
        <text:user-field-decl office:value-type="string" office:string-value="object.contract_id.district" text:name="py3o.object.contract_id.district"/>
        <text:user-field-decl office:value-type="float" office:value="0" text:name="py3o.object.contract_id.l10n_br_city_id.name"/>
        <text:user-field-decl office:value-type="string" office:string-value="object.contract_id.number" text:name="py3o.object.contract_id.number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.name"/>
        <text:user-field-decl office:value-type="string" office:string-value="object.employee_id.father_name" text:name="py3o.object.employee_id.father_name"/>
        <text:user-field-decl office:value-type="string" office:string-value="object.employee_id.mother_name" text:name="py3o.object.employee_id.mother_name"/>
        <text:user-field-decl office:value-type="string" office:string-value="object.employee_id.birthday" text:name="py3o.object.employee_id.birthday"/>
        <text:user-field-decl office:value-type="string" office:string-value="object.employee_id.nationality_code" text:name="py3o.object.employee_id.nationality_code"/>
        <text:user-field-decl office:value-type="string" office:string-value="object.employee_id.address_home_id.name" text:name="py3o.object.employee_id.address_home_id.name"/>
        <text:user-field-decl office:value-type="string" office:string-value="object.employee_id.nationality_code.name" text:name="py3o.object.employee_id.nationality_code.name"/>
        <text:user-field-decl office:value-type="string" office:string-value="object.employee_id.gender.name" text:name="py3o.object.employee_id.gender.name"/>
        <text:user-field-decl office:value-type="string" office:string-value="object.employee_id.marital.name" text:name="py3o.object.employee_id.marital.name"/>
        <text:user-field-decl office:value-type="string" office:string-value="object.employee_id.ethnicity.name" text:name="py3o.object.employee_id.ethnicity.name"/>
        <text:user-field-decl office:value-type="string" office:string-value="object.employee_id.place_of_bith" text:name="py3o.object.employee_id.place_of_birth"/>
        <text:user-field-decl office:value-type="string" office:string-value="object.employee_id.address_home_id.street" text:name="py3o.object.employee_id.address_home_id.street"/>
        <text:user-field-decl office:value-type="string" office:string-value="object.employee_id.address_home_id.district" text:name="py3o.object.employee_id.address_home_id.district"/>
        <text:user-field-decl office:value-type="string" office:string-value="object.employee_id.address_home_id.zip" text:name="py3o.object.employee_id.address_home_id.zip"/>
        <text:user-field-decl office:value-type="string" office:string-value="object.employee_id.address_home_id.l10n_br_city_id.name" text:name="py3o.object.employee_id.address_home_id.l10n_br_city_id.name"/>
        <text:user-field-decl office:value-type="string" office:string-value="object.employee_id.cpf" text:name="py3o.object.employee_id.cpf"/>
        <text:user-field-decl office:value-type="string" office:string-value="object.employee_id.rg" text:name="py3o.object.employee_id.rg"/>
        <text:user-field-decl office:value-type="string" office:string-value="object.employee_id.organ_exp" text:name="py3o.object.employee_id.organ_exp"/>
        <text:user-field-decl office:value-type="string" office:string-value="object.employee_id.identity_uf_id" text:name="py3o.object.employee_id.identity_uf_id"/>
        <text:user-field-decl office:value-type="string" office:string-value="object.employee_id.rg_emission" text:name="py3o.object.employee_id.rg_emission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employee_id.ctps_uf_id" text:name="py3o.object.employee_id.ctps_uf_id"/>
        <text:user-field-decl office:value-type="string" office:string-value="object.employee_id.ctps_date" text:name="py3o.object.employee_id.ctps_date"/>
        <text:user-field-decl office:value-type="string" office:string-value="object.employee_id.pis_pasep" text:name="py3o.object.employee_id.pis_pasep"/>
        <text:user-field-decl office:value-type="string" office:string-value="object.employee_id.education_attainment" text:name="py3o.object.employee_id.education_attainment"/>
        <text:user-field-decl office:value-type="string" office:string-value="object.employee_id.driver_license" text:name="py3o.object.employee_id.driver_license"/>
        <text:user-field-decl office:value-type="string" office:string-value="object.employee_id.driver_categ" text:name="py3o.object.employee_id.driver_categ"/>
        <text:user-field-decl office:value-type="string" office:string-value="object.employee_id.expiration_date" text:name="py3o.object.employee_id.expiration_date"/>
        <text:user-field-decl office:value-type="string" office:string-value="object.employee_id.creservist" text:name="py3o.object.employee_id.creservist"/>
        <text:user-field-decl office:value-type="string" office:string-value="object.employee_id.cresv_categ" text:name="py3o.object.employee_id.cresv_categ"/>
        <text:user-field-decl office:value-type="string" office:string-value="object.employee_id.voter_title" text:name="py3o.object.employee_id.voter_title"/>
        <text:user-field-decl office:value-type="string" office:string-value="object.employee_id.voter_section" text:name="py3o.object.employee_id.voter_section"/>
        <text:user-field-decl office:value-type="string" office:string-value="object.employee_id.voter_zone" text:name="py3o.object.employee_id.voter_zone"/>
        <text:user-field-decl office:value-type="string" office:string-value="object.employee_id.bank_account_id.acc_number" text:name="py3o.object.employee_id.bank_account_id.acc_number"/>
        <text:user-field-decl office:value-type="string" office:string-value="object.employee_id.bank_account_id.bank" text:name="py3o.object.employee_id.bank_account_id.bank"/>
        <text:user-field-decl office:value-type="string" office:string-value="object.employee_id.bank_account_id.bra_number" text:name="py3o.object.employee_id.bank_account_id.bra_number"/>
        <text:user-field-decl office:value-type="string" office:string-value="object.employee_id.bank_account_id.acc_number_dig" text:name="py3o.object.employee_id.bank_account_id.acc_number_dig"/>
        <text:user-field-decl office:value-type="string" office:string-value="object.employee_id.bank_account_id.bra_number_dig" text:name="py3o.object.employee_id.bank_account_id.bra_number_dig"/>
        <text:user-field-decl office:value-type="string" office:string-value="object.union" text:name="py3o.object.union"/>
        <text:user-field-decl office:value-type="string" office:string-value="object.employee_id.gender" text:name="py3o.object.employee_id.gender"/>
        <text:user-field-decl office:value-type="string" office:string-value="object.employee_id.marital" text:name="py3o.object.employee_id.marital"/>
        <text:user-field-decl office:value-type="string" office:string-value="object.employee_id.ethnicity" text:name="py3o.object.employee_id.ethnicity"/>
        <text:user-field-decl office:value-type="string" office:string-value="object.company_id.l10n_br_city_id" text:name="py3o.object.company_id.l10n_br_city_id"/>
        <text:user-field-decl office:value-type="string" office:string-value="object.employee_id.educational_attainment" text:name="py3o.object.employee_id.educational_attainment"/>
        <text:user-field-decl office:value-type="string" office:string-value="object.employee_id.education_attainment.name" text:name="py3o.object.employee_id.education_attainment.name"/>
        <text:user-field-decl office:value-type="string" office:string-value="object.employee_id.educational_attainment.name" text:name="py3o.object.employee_id.educational_attainment.name"/>
        <text:user-field-decl office:value-type="string" office:string-value="object.date_start" text:name="py3o.object.date_start"/>
        <text:user-field-decl office:value-type="string" office:string-value="object.job_id.name" text:name="py3o.object.job_id.name"/>
        <text:user-field-decl office:value-type="string" office:string-value="object.wage" text:name="py3o.object.wage"/>
        <text:user-field-decl office:value-type="string" office:string-value="object.salary_unit.name" text:name="py3o.object.salary_unit.name"/>
        <text:user-field-decl office:value-type="string" office:string-value="object.schedule_pay" text:name="py3o.object.schedule_pay"/>
        <text:user-field-decl office:value-type="string" office:string-value="object.tipo_de_jornada" text:name="py3o.object.tipo_de_jornada"/>
        <text:user-field-decl office:value-type="string" office:string-value="line.data_inicio" text:name="py3o.line.data_inicio"/>
        <text:user-field-decl office:value-type="string" office:string-value="line.data_fim" text:name="py3o.line.data_fim"/>
        <text:user-field-decl office:value-type="string" office:string-value="line.name" text:name="py3o.line.name"/>
        <text:user-field-decl office:value-type="string" office:string-value="line.inicio_aquisitivo" text:name="py3o.line.inicio_aquisitivo"/>
        <text:user-field-decl office:value-type="string" office:string-value="line.fim_aquisitivo" text:name="py3o.line.fim_aquisitivo"/>
        <text:user-field-decl office:value-type="string" office:string-value="line.fim_gozo" text:name="py3o.line.fim_gozo"/>
        <text:user-field-decl office:value-type="string" office:string-value="line.inicio_gozo" text:name="py3o.line.inicio_gozo"/>
      </text:user-field-decls>
      <text:p text:style-name="P2"><text:a xlink:type="simple" xlink:href="py3o://for=%22object%20in%20objects%22" text:style-name="Internet_20_link" text:visited-style-name="Visited_20_Internet_20_Link"><text:span text:style-name="T7">for="object in objects"</text:span></text:a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column table:style-name="Tabela4.H"/>
        <table:table-column table:style-name="Tabela4.I"/>
        <table:table-column table:style-name="Tabela4.J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column table:style-name="Tabela4.P"/>
        <table:table-column table:style-name="Tabela4.Q"/>
        <table:table-column table:style-name="Tabela4.R"/>
        <table:table-column table:style-name="Tabela4.S"/>
        <table:table-column table:style-name="Tabela4.T"/>
        <table:table-column table:style-name="Tabela4.U"/>
        <table:table-column table:style-name="Tabela4.I"/>
        <table:table-column table:style-name="Tabela4.W"/>
        <table:table-column table:style-name="Tabela4.X"/>
        <table:table-column table:style-name="Tabela4.Y"/>
        <table:table-column table:style-name="Tabela4.Z"/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29" office:value-type="string">
            <text:p text:style-name="P5">FICHA DE REGISTRO DO EMPREG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table:number-columns-spanned="29" office:value-type="string">
            <text:p text:style-name="P7">DADOS DO EMPRE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Empresa:</text:p>
          </table:table-cell>
          <table:table-cell table:style-name="Tabela4.B3" table:number-columns-spanned="11" office:value-type="string">
            <text:p text:style-name="P6"><text:user-field-get text:name="py3o.object.company_id.name">object.company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10">N°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4" office:value-type="string">
            <text:p text:style-name="P7"><text:user-field-get text:name="py3o.object.company_id.number">object.company_id.number</text:user-field-get></text:p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CNPJ/CEI:</text:p>
          </table:table-cell>
          <table:table-cell table:style-name="Tabela4.B3" table:number-columns-spanned="11" office:value-type="string">
            <text:p text:style-name="P6"><text:user-field-get text:name="py3o.object.company_id.cnpj_cpf">object.company_id.cnpj_cp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Ativ Federal:</text:p>
          </table:table-cell>
          <table:table-cell table:style-name="Tabela4.B3" table:number-columns-spanned="11" office:value-type="string">
            <text:p text:style-name="P6"><text:user-field-get text:name="py3o.object.company_id.cnae">object.company_id.cna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Endereço:</text:p>
          </table:table-cell>
          <table:table-cell table:style-name="Tabela4.B3" table:number-columns-spanned="11" office:value-type="string">
            <text:p text:style-name="P6"><text:user-field-get text:name="py3o.object.company_id.street">object.company_id.stree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Bairro:</text:p>
          </table:table-cell>
          <table:table-cell table:style-name="Tabela4.B3" table:number-columns-spanned="11" office:value-type="string">
            <text:p text:style-name="P6"><text:user-field-get text:name="py3o.object.company_id.district">object.company_id.distric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7">CEP:<text:user-field-get text:name="py3o.object.company_id.zip">object.company_id.zi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8">Município:</text:p>
          </table:table-cell>
          <table:table-cell table:style-name="Tabela4.B3" table:number-columns-spanned="11" office:value-type="string">
            <text:p text:style-name="P6"><text:user-field-get text:name="py3o.object.company_id.l10n_br_city_id.name">object.company_id.l10n_br_city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ela4.A1" table:number-columns-spanned="29" office:value-type="string">
            <text:p text:style-name="P9">DADOS DO EMPREG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0">Nome:</text:p>
          </table:table-cell>
          <table:table-cell table:style-name="Tabela4.B3" table:number-columns-spanned="10" office:value-type="string">
            <text:p text:style-name="P6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12">Código:</text:p>
          </table:table-cell>
          <table:covered-table-cell/>
          <table:covered-table-cell/>
          <table:covered-table-cell/>
          <table:covered-table-cell/>
          <table:table-cell table:style-name="Tabela4.Z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0">Pai:</text:p>
          </table:table-cell>
          <table:table-cell table:style-name="Tabela4.B3" table:number-columns-spanned="10" office:value-type="string">
            <text:p text:style-name="P6"><text:user-field-get text:name="py3o.object.employee_id.father_name">object.employee_id.fa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ela4.B3" table:number-rows-spanned="9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ela4.Z3" table:number-rows-spanned="9" office:value-type="string">
            <text:p text:style-name="P6"/>
          </table:table-cell>
        </table:table-row>
        <table:table-row>
          <table:table-cell table:style-name="Tabela4.A3" office:value-type="string">
            <text:p text:style-name="P10">Mãe:</text:p>
          </table:table-cell>
          <table:table-cell table:style-name="Tabela4.B3" table:number-columns-spanned="10" office:value-type="string">
            <text:p text:style-name="P6"><text:user-field-get text:name="py3o.object.employee_id.mother_name">object.employee_id.mother_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0">Data de Nasc.:</text:p>
          </table:table-cell>
          <table:table-cell table:style-name="Tabela4.B13" table:number-columns-spanned="2" office:value-type="string">
            <text:p text:style-name="P6"><text:user-field-get text:name="py3o.object.employee_id.birthday">object.employee_id.birthday</text:user-field-get></text:p>
          </table:table-cell>
          <table:covered-table-cell/>
          <table:table-cell table:style-name="Tabela4.B13" table:number-columns-spanned="8" office:value-type="string">
            <text:p text:style-name="P11">Sexo: <text:user-field-get text:name="py3o.object.employee_id.gender">object.employee_id.gender</text:user-field-get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3" table:number-columns-spanned="7" office:value-type="string">
            <text:p text:style-name="P11">Est. Civil:<text:user-field-get text:name="py3o.object.employee_id.marital">object.employee_id.marital</text:user-field-get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13" table:number-columns-spanned="5" office:value-type="string">
            <text:p text:style-name="P11">Raça:<text:user-field-get text:name="py3o.object.employee_id.ethnicity.name">object.employee_id.ethnicity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3">Naturalidade:</text:p>
          </table:table-cell>
          <table:table-cell table:style-name="Tabela4.B3" table:number-columns-spanned="10" office:value-type="string">
            <text:p text:style-name="P6"><text:user-field-get text:name="py3o.object.employee_id.place_of_birth">object.employee_id.place_of_bith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2" office:value-type="string">
            <text:p text:style-name="P14">Nacionalidade:<text:user-field-get text:name="py3o.object.employee_id.nationality_code.name">object.employee_id.nationality_code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3">Endereço:</text:p>
          </table:table-cell>
          <table:table-cell table:style-name="Tabela4.B3" table:number-columns-spanned="10" office:value-type="string">
            <text:p text:style-name="P6"><text:user-field-get text:name="py3o.object.employee_id.address_home_id.street">object.employee_id.address_home_id.stree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3">Bairro:</text:p>
          </table:table-cell>
          <table:table-cell table:style-name="Tabela4.B3" table:number-columns-spanned="10" office:value-type="string">
            <text:p text:style-name="P6"><text:user-field-get text:name="py3o.object.employee_id.address_home_id.district">object.employee_id.address_home_id.distric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2" office:value-type="string">
            <text:p text:style-name="P12">CEP:<text:user-field-get text:name="py3o.object.employee_id.address_home_id.zip">object.employee_id.address_home_id.zi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5">Município:</text:p>
          </table:table-cell>
          <table:table-cell table:style-name="Tabela4.B3" table:number-columns-spanned="22" office:value-type="string">
            <text:p text:style-name="P6"><text:user-field-get text:name="py3o.object.employee_id.address_home_id.l10n_br_city_id.name">object.employee_id.address_home_id.l10n_br_city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5">CPF:</text:p>
          </table:table-cell>
          <table:table-cell table:style-name="Tabela4.B3" table:number-columns-spanned="10" office:value-type="string">
            <text:p text:style-name="P6"><text:user-field-get text:name="py3o.object.employee_id.cpf">object.employee_id.cpf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5">RG:</text:p>
          </table:table-cell>
          <table:table-cell table:style-name="Tabela4.B3" table:number-columns-spanned="3" office:value-type="string">
            <text:p text:style-name="P6"><text:user-field-get text:name="py3o.object.employee_id.rg">object.employee_id.rg</text:user-field-get></text:p>
          </table:table-cell>
          <table:covered-table-cell/>
          <table:covered-table-cell/>
          <table:table-cell table:style-name="Tabela4.B3" table:number-columns-spanned="7" office:value-type="string">
            <text:p text:style-name="P16">Orgão:<text:user-field-get text:name="py3o.object.employee_id.organ_exp">object.employee_id.organ_ex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6">UF:<text:user-field-get text:name="py3o.object.employee_id.identity_uf_id">object.employee_id.identity_uf_id</text:user-field-get></text:p>
          </table:table-cell>
          <table:covered-table-cell/>
          <table:covered-table-cell/>
          <table:table-cell table:style-name="Tabela4.B3" table:number-columns-spanned="9" office:value-type="string">
            <text:p text:style-name="P16">Emissão RG:<text:user-field-get text:name="py3o.object.employee_id.rg_emission">object.employee_id.rg_emiss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5">CTPS:</text:p>
          </table:table-cell>
          <table:table-cell table:style-name="Tabela4.B3" table:number-columns-spanned="3" office:value-type="string">
            <text:p text:style-name="P6"><text:user-field-get text:name="py3o.object.employee_id.ctps">object.employee_id.ctps</text:user-field-get></text:p>
          </table:table-cell>
          <table:covered-table-cell/>
          <table:covered-table-cell/>
          <table:table-cell table:style-name="Tabela4.B3" table:number-columns-spanned="7" office:value-type="string">
            <text:p text:style-name="P16">Série:<text:user-field-get text:name="py3o.object.employee_id.ctps_series">object.employee_id.ctps_serie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6">UF:<text:user-field-get text:name="py3o.object.employee_id.ctps_uf_id">object.employee_id.ctps_uf_id</text:user-field-get></text:p>
          </table:table-cell>
          <table:covered-table-cell/>
          <table:covered-table-cell/>
          <table:table-cell table:style-name="Tabela4.B3" table:number-columns-spanned="9" office:value-type="string">
            <text:p text:style-name="P16">Expedição CTPS:<text:user-field-get text:name="py3o.object.employee_id.ctps_date">object.employee_id.ctps_dat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5">PIS:</text:p>
          </table:table-cell>
          <table:table-cell table:style-name="Tabela4.B3" table:number-columns-spanned="10" office:value-type="string">
            <text:p text:style-name="P6"><text:user-field-get text:name="py3o.object.employee_id.pis_pasep">object.employee_id.pis_pasep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6"/>
          </table:table-cell>
          <table:covered-table-cell/>
          <table:covered-table-cell/>
          <table:table-cell table:style-name="Tabela4.B3" table:number-columns-spanned="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5">Instrução:</text:p>
          </table:table-cell>
          <table:table-cell table:style-name="Tabela4.Z3" table:number-columns-spanned="28" office:value-type="string">
            <text:p text:style-name="P6"><text:user-field-get text:name="py3o.object.employee_id.educational_attainment.name">object.employee_id.educational_attainment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5">CNH:</text:p>
          </table:table-cell>
          <table:table-cell table:style-name="Tabela4.B3" table:number-columns-spanned="3" office:value-type="string">
            <text:p text:style-name="P6"><text:user-field-get text:name="py3o.object.employee_id.driver_license">object.employee_id.driver_license</text:user-field-get></text:p>
          </table:table-cell>
          <table:covered-table-cell/>
          <table:covered-table-cell/>
          <table:table-cell table:style-name="Tabela4.B3" table:number-columns-spanned="7" office:value-type="string">
            <text:p text:style-name="P17">Categoria CNH:<text:user-field-get text:name="py3o.object.employee_id.driver_categ">object.employee_id.driver_cate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16"/>
          </table:table-cell>
          <table:covered-table-cell/>
          <table:covered-table-cell/>
          <table:table-cell table:style-name="Tabela4.B3" table:number-columns-spanned="9" office:value-type="string">
            <text:p text:style-name="P18">Validade CNH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6" office:value-type="string">
            <text:p text:style-name="P6"><text:user-field-get text:name="py3o.object.employee_id.expiration_date">object.employee_id.expiration_date</text:user-field-ge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8">Reservista:</text:p>
          </table:table-cell>
          <table:table-cell table:style-name="Tabela4.B3" table:number-columns-spanned="3" office:value-type="string">
            <text:p text:style-name="P6"><text:user-field-get text:name="py3o.object.employee_id.creservist">object.employee_id.creservist</text:user-field-get></text:p>
          </table:table-cell>
          <table:covered-table-cell/>
          <table:covered-table-cell/>
          <table:table-cell table:style-name="Tabela4.B3" table:number-columns-spanned="7" office:value-type="string">
            <text:p text:style-name="P19">Categoria:<text:user-field-get text:name="py3o.object.employee_id.cresv_categ">object.employee_id.cresv_cate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0">Título Eleitor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16"><text:user-field-get text:name="py3o.object.employee_id.voter_title">object.employee_id.voter_title</text:user-field-get></text:p>
          </table:table-cell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0">Seção:<text:user-field-get text:name="py3o.object.employee_id.voter_section">object.employee_id.voter_section</text:user-field-get></text:p>
          </table:table-cell>
          <table:covered-table-cell/>
          <table:covered-table-cell/>
          <table:covered-table-cell/>
          <table:covered-table-cell/>
          <table:table-cell table:style-name="Tabela4.Z3" table:number-columns-spanned="2" office:value-type="string">
            <text:p text:style-name="P20">Zona:<text:user-field-get text:name="py3o.object.employee_id.voter_zone">object.employee_id.voter_zone</text:user-field-get></text:p>
          </table:table-cell>
          <table:covered-table-cell/>
        </table:table-row>
        <table:table-row>
          <table:table-cell table:style-name="Tabela4.A3" office:value-type="string">
            <text:p text:style-name="P18">Banco:</text:p>
          </table:table-cell>
          <table:table-cell table:style-name="Tabela4.B3" table:number-columns-spanned="10" office:value-type="string">
            <text:p text:style-name="P6"><text:user-field-get text:name="py3o.object.employee_id.bank_account_id.bank">object.employee_id.bank_account_id.bank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1" office:value-type="string">
            <text:p text:style-name="P21">Conta:<text:user-field-get text:name="py3o.object.employee_id.bank_account_id.acc_number">object.employee_id.bank_account_id.acc_number</text:user-field-get>-<text:user-field-get text:name="py3o.object.employee_id.bank_account_id.acc_number_dig">object.employee_id.bank_account_id.acc_number_d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7" office:value-type="string">
            <text:p text:style-name="P20">Agência:<text:user-field-get text:name="py3o.object.employee_id.bank_account_id.bra_number">object.employee_id.bank_account_id.bra_number</text:user-field-get>-<text:user-field-get text:name="py3o.object.employee_id.bank_account_id.bra_number_dig">object.employee_id.bank_account_id.bra_number_dig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8">Sindicato:</text:p>
          </table:table-cell>
          <table:table-cell table:style-name="Tabela4.Z3" table:number-columns-spanned="28" office:value-type="string">
            <text:p text:style-name="P6"><text:user-field-get text:name="py3o.object.union">object.uni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18">Cons. Profis:</text:p>
          </table:table-cell>
          <table:table-cell table:style-name="Tabela4.B3" table:number-columns-spanned="6" office:value-type="string">
            <text:p text:style-name="P6">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3" office:value-type="string">
            <text:p text:style-name="P20">Registro Profis: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9" office:value-type="string">
            <text:p text:style-name="P20">Data Registro: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" table:number-columns-spanned="29" office:value-type="string">
            <text:p text:style-name="P22">CADASTRO DE ESTRANGEI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3">Data chegada:</text:p>
          </table:table-cell>
          <table:table-cell table:style-name="Tabela4.B3" table:number-columns-spanned="9" office:value-type="string">
            <text:p text:style-name="P6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4">Número da Portar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9" office:value-type="string">
            <text:p text:style-name="P20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3">Tipo de visto:</text:p>
          </table:table-cell>
          <table:table-cell table:style-name="Tabela4.B3" table:number-columns-spanned="9" office:value-type="string">
            <text:p text:style-name="P6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4">Data Portar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9" office:value-type="string">
            <text:p text:style-name="P20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3">Carteira RNE:</text:p>
          </table:table-cell>
          <table:table-cell table:style-name="Tabela4.B3" table:number-columns-spanned="9" office:value-type="string">
            <text:p text:style-name="P6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office:value-type="string">
            <text:p text:style-name="P23">Validade RNE:</text:p>
          </table:table-cell>
          <table:table-cell table:style-name="Tabela4.B3" table:number-columns-spanned="9" office:value-type="string">
            <text:p text:style-name="P6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0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9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1" table:number-columns-spanned="29" office:value-type="string">
            <text:p text:style-name="P22">C<text:span text:style-name="T1">ONTRATO DE TRABALH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4" table:number-columns-spanned="2" office:value-type="string">
            <text:p text:style-name="P25">Admissão:</text:p>
          </table:table-cell>
          <table:covered-table-cell/>
          <table:table-cell table:style-name="Tabela4.C34" table:number-columns-spanned="27" office:value-type="string">
            <text:p text:style-name="P22"><text:user-field-get text:name="py3o.object.date_start">object.date_start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5">Optante FGTS:</text:p>
          </table:table-cell>
          <table:covered-table-cell/>
          <table:table-cell table:style-name="Tabela4.B3" table:number-columns-spanned="6" office:value-type="string">
            <text:p text:style-name="P35">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7" office:value-type="string">
            <text:p text:style-name="P26">Data opção: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14" office:value-type="string">
            <text:p text:style-name="P26">Conta FGTS: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5">Cargo:</text:p>
          </table:table-cell>
          <table:covered-table-cell/>
          <table:table-cell table:style-name="Tabela4.B3" table:number-columns-spanned="13" office:value-type="string">
            <text:p text:style-name="P22"><text:user-field-get text:name="py3o.object.job_id.name">object.job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14" office:value-type="string">
            <text:p text:style-name="P26">CBO: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5">Remuneração:</text:p>
          </table:table-cell>
          <table:covered-table-cell/>
          <table:table-cell table:style-name="Tabela4.B3" table:number-columns-spanned="4" office:value-type="string">
            <text:p text:style-name="P22"><text:user-field-get text:name="py3o.object.wage">object.wage</text:user-field-get></text:p>
          </table:table-cell>
          <table:covered-table-cell/>
          <table:covered-table-cell/>
          <table:covered-table-cell/>
          <table:table-cell table:style-name="Tabela4.B3" table:number-columns-spanned="9" office:value-type="string">
            <text:p text:style-name="P26">Modo pgto:<text:user-field-get text:name="py3o.object.salary_unit.name">object.salary_unit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14" office:value-type="string">
            <text:p text:style-name="P26">Período:<text:user-field-get text:name="py3o.object.schedule_pay">object.schedule_pay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5">Organograma:</text:p>
          </table:table-cell>
          <table:covered-table-cell/>
          <table:table-cell table:style-name="Tabela4.B3" table:number-columns-spanned="13" office:value-type="string">
            <text:p text:style-name="P22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14" office:value-type="string">
            <text:p text:style-name="P26">Jornada de Trabalho:<text:user-field-get text:name="py3o.object.tipo_de_jornada">object.tipo_de_jornada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7">Escala:</text:p>
          </table:table-cell>
          <table:covered-table-cell/>
          <table:table-cell table:style-name="Tabela4.B3" table:number-columns-spanned="13" office:value-type="string">
            <text:p text:style-name="P22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Z3" table:number-columns-spanned="14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>FICHA FAMILIAR</text:p>
          </table:table-cell>
          <table:covered-table-cell/>
          <table:table-cell table:style-name="Tabela4.B3" table:number-columns-spanned="13" office:value-type="string">
            <text:p text:style-name="P29">No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>Nascimen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>Parentesco</text:p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>?</text:p>
          </table:table-cell>
          <table:covered-table-cell/>
          <table:table-cell table:style-name="Tabela4.B3" table:number-columns-spanned="13" office:value-type="string">
            <text:p text:style-name="P29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>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>?</text:p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ext:soft-page-break/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30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table-cell table:style-name="Tabela4.A1" table:number-rows-spanned="8" table:number-columns-spanned="4" office:value-type="string">
            <text:p text:style-name="P29"/>
          </table:table-cell>
          <table:covered-table-cell/>
          <table:covered-table-cell/>
          <table:covered-table-cell/>
          <table:table-cell table:style-name="Tabela4.Z3" table:number-rows-spanned="8" office:value-type="string">
            <text:p text:style-name="P29"/>
          </table:table-cell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5" office:value-type="string">
            <text:p text:style-name="P36"><text:s text:c="7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7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15" office:value-type="string">
            <text:p text:style-name="P31">Assinatura Empreg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15" office:value-type="string">
            <text:p text:style-name="P33">Santa Rosa, 04 de Outubro de 20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1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1" office:value-type="string">
            <text:p text:style-name="P33">Data da dispensa <text:s text:c="3"/><text:span text:style-name="T2"><text:s text:c="53"/></text:span><text:span text:style-name="T3"><text:s/>, </text:span><text:span text:style-name="T2"><text:s text:c="8"/></text:span><text:span text:style-name="T3">de</text:span><text:span text:style-name="T2"> <text:s text:c="31"/></text:span><text:span text:style-name="T3">de</text:span><text:span text:style-name="T2"> <text:s text:c="15"/></text:span><text:span text:style-name="T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table-cell table:style-name="Tabela4.Z3" table:number-columns-spanned="5" office:value-type="string">
            <text:p text:style-name="P31">Polegar Direi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3" table:number-columns-spanned="2" office:value-type="string">
            <text:p text:style-name="P28"/>
          </table:table-cell>
          <table:covered-table-cell/>
          <table:table-cell table:style-name="Tabela4.B3" table:number-columns-spanned="3" office:value-type="string">
            <text:p text:style-name="P29"/>
          </table:table-cell>
          <table:covered-table-cell/>
          <table:covered-table-cell/>
          <table:table-cell table:style-name="Tabela4.B3" table:number-columns-spanned="16" office:value-type="string">
            <text:p text:style-name="P36"><text:s text:c="7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B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Z3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a4.A64" table:number-columns-spanned="2" office:value-type="string">
            <text:p text:style-name="P28"/>
          </table:table-cell>
          <table:covered-table-cell/>
          <table:table-cell table:style-name="Tabela4.C64" table:number-columns-spanned="3" office:value-type="string">
            <text:p text:style-name="P29"/>
          </table:table-cell>
          <table:covered-table-cell/>
          <table:covered-table-cell/>
          <table:table-cell table:style-name="Tabela4.F64" table:number-columns-spanned="16" office:value-type="string">
            <text:p text:style-name="P34">Assinatura Empreg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V64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ela4.a64" table:number-columns-spanned="3" office:value-type="string">
            <text:p text:style-name="P32"/>
          </table:table-cell>
          <table:covered-table-cell/>
          <table:covered-table-cell/>
        </table:table-row>
        <table:table-row>
          <table:table-cell table:style-name="Tabela4.A65" table:number-columns-spanned="29" office:value-type="string">
            <text:p text:style-name="P42">SAL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6" table:number-columns-spanned="2" office:value-type="string">
            <text:p text:style-name="P43">Data inicial</text:p>
          </table:table-cell>
          <table:covered-table-cell/>
          <table:table-cell table:style-name="Tabela4.C66" table:number-columns-spanned="4" office:value-type="string">
            <text:p text:style-name="P43">Valor Salário</text:p>
          </table:table-cell>
          <table:covered-table-cell/>
          <table:covered-table-cell/>
          <table:covered-table-cell/>
          <table:table-cell table:style-name="Tabela4.G66" table:number-columns-spanned="2" office:value-type="string">
            <text:p text:style-name="P43">Perc.</text:p>
          </table:table-cell>
          <table:covered-table-cell/>
          <table:table-cell table:style-name="Tabela4.I66" table:number-columns-spanned="5" office:value-type="string">
            <text:p text:style-name="P42">Tipo Salário</text:p>
          </table:table-cell>
          <table:covered-table-cell/>
          <table:covered-table-cell/>
          <table:covered-table-cell/>
          <table:covered-table-cell/>
          <table:table-cell table:style-name="Tabela4.N66" table:number-columns-spanned="3" office:value-type="string">
            <text:p text:style-name="P46">Motivo</text:p>
          </table:table-cell>
          <table:covered-table-cell/>
          <table:covered-table-cell/>
          <table:table-cell table:style-name="Tabela4.Q66" table:number-columns-spanned="13" office:value-type="string">
            <text:p text:style-name="P47">Descri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67" table:number-columns-spanned="2" office:value-type="string">
            <text:p text:style-name="P37">?</text:p>
          </table:table-cell>
          <table:covered-table-cell/>
          <table:table-cell table:style-name="Tabela4.C67" table:number-columns-spanned="4" office:value-type="string">
            <text:p text:style-name="P37">?</text:p>
          </table:table-cell>
          <table:covered-table-cell/>
          <table:covered-table-cell/>
          <table:covered-table-cell/>
          <table:table-cell table:style-name="Tabela4.G67" table:number-columns-spanned="2" office:value-type="string">
            <text:p text:style-name="P37">?</text:p>
          </table:table-cell>
          <table:covered-table-cell/>
          <table:table-cell table:style-name="Tabela4.I67" table:number-columns-spanned="5" office:value-type="string">
            <text:p text:style-name="P37">?</text:p>
          </table:table-cell>
          <table:covered-table-cell/>
          <table:covered-table-cell/>
          <table:covered-table-cell/>
          <table:covered-table-cell/>
          <table:table-cell table:style-name="Tabela4.N67" table:number-columns-spanned="3" office:value-type="string">
            <text:p text:style-name="P37">?</text:p>
          </table:table-cell>
          <table:covered-table-cell/>
          <table:covered-table-cell/>
          <table:table-cell table:style-name="Tabela4.Q67" table:number-columns-spanned="13" office:value-type="string">
            <text:p text:style-name="P37">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row>
          <table:table-cell table:style-name="Tabela12.A1" table:number-columns-spanned="3" office:value-type="string">
            <text:p text:style-name="P49">AFASTAMENTOS</text:p>
          </table:table-cell>
          <table:covered-table-cell/>
          <table:covered-table-cell/>
        </table:table-row>
        <table:table-row>
          <table:table-cell table:style-name="Tabela12.A2" office:value-type="string">
            <text:p text:style-name="P44">Data <text:span text:style-name="T4">afastamento</text:span></text:p>
          </table:table-cell>
          <table:table-cell table:style-name="Tabela12.A2" office:value-type="string">
            <text:p text:style-name="P50">Data término</text:p>
          </table:table-cell>
          <table:table-cell table:style-name="Tabela12.A2" office:value-type="string">
            <text:p text:style-name="P48">Descrição</text:p>
          </table:table-cell>
        </table:table-row>
        <table:table-row>
          <table:table-cell table:style-name="Tabela12.A3" table:number-columns-spanned="3" office:value-type="string">
            <text:p text:style-name="P65"><text:a xlink:type="simple" xlink:href="py3o://for=%22line%20in%20object.afastamento_ids%22" text:style-name="Internet_20_link" text:visited-style-name="Visited_20_Internet_20_Link"><text:span text:style-name="T8">for="line in object.afastamento_ids"</text:span></text:a></text:p>
          </table:table-cell>
          <table:covered-table-cell/>
          <table:covered-table-cell/>
        </table:table-row>
        <table:table-row>
          <table:table-cell table:style-name="Tabela12.A3" office:value-type="string">
            <text:p text:style-name="P41"><text:user-field-get text:name="py3o.line.data_inicio">line.data_inicio</text:user-field-get></text:p>
          </table:table-cell>
          <table:table-cell table:style-name="Tabela12.A3" office:value-type="string">
            <text:p text:style-name="P41"><text:user-field-get text:name="py3o.line.data_fim">line.data_fim</text:user-field-get></text:p>
          </table:table-cell>
          <table:table-cell table:style-name="Tabela12.A3" office:value-type="string">
            <text:p text:style-name="P41"><text:user-field-get text:name="py3o.line.name">line.name</text:user-field-get></text:p>
          </table:table-cell>
        </table:table-row>
        <table:table-row>
          <table:table-cell table:style-name="Tabela12.A3" table:number-columns-spanned="3" office:value-type="string">
            <text:p text:style-name="P65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</table:table-row>
        <table:table-row>
          <table:table-cell table:style-name="Tabela12.A3" table:number-columns-spanned="3" office:value-type="string">
            <text:p text:style-name="P58"/>
          </table:table-cell>
          <table:covered-table-cell/>
          <table:covered-table-cell/>
        </table:table-row>
      </table:table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 table:number-columns-repeated="2"/>
        <table:table-column table:style-name="Tabela13.I"/>
        <table:table-column table:style-name="Tabela13.J"/>
        <table:table-column table:style-name="Tabela13.K"/>
        <table:table-column table:style-name="Tabela13.L" table:number-columns-repeated="2"/>
        <table:table-column table:style-name="Tabela13.N"/>
        <table:table-row>
          <table:table-cell table:style-name="Tabela13.A1" table:number-columns-spanned="14" office:value-type="string">
            <text:p text:style-name="P49">FÉRI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2" table:number-columns-spanned="2" office:value-type="string">
            <text:p text:style-name="P59">Período Aq Inicial</text:p>
          </table:table-cell>
          <table:covered-table-cell/>
          <table:table-cell table:style-name="Tabela13.A2" office:value-type="string">
            <text:p text:style-name="P62">Final</text:p>
          </table:table-cell>
          <table:table-cell table:style-name="Tabela13.A2" table:number-columns-spanned="2" office:value-type="string">
            <text:p text:style-name="P62">Per. Gozo Inicial</text:p>
          </table:table-cell>
          <table:covered-table-cell/>
          <table:table-cell table:style-name="Tabela13.A2" office:value-type="string">
            <text:p text:style-name="P62">Final</text:p>
          </table:table-cell>
          <table:table-cell table:style-name="Tabela13.A2" office:value-type="string">
            <text:p text:style-name="P62">D. férias</text:p>
          </table:table-cell>
          <table:table-cell table:style-name="Tabela13.A2" office:value-type="string">
            <text:p text:style-name="P59">D. abono</text:p>
          </table:table-cell>
          <table:table-cell table:style-name="Tabela13.A2" office:value-type="string">
            <text:p text:style-name="P62">Tipo de Férias</text:p>
          </table:table-cell>
          <table:table-cell table:style-name="Tabela13.A2" office:value-type="string">
            <text:p text:style-name="P63">Faltas</text:p>
          </table:table-cell>
          <table:table-cell table:style-name="Tabela13.A2" office:value-type="string">
            <text:p text:style-name="P63">Afastam.</text:p>
          </table:table-cell>
          <table:table-cell table:style-name="Tabela13.A2" office:value-type="string">
            <text:p text:style-name="P63">Lic. Rem</text:p>
          </table:table-cell>
          <table:table-cell table:style-name="Tabela13.A2" office:value-type="string">
            <text:p text:style-name="P63">Lic. Mat</text:p>
          </table:table-cell>
          <table:table-cell table:style-name="Tabela13.A2" office:value-type="string">
            <text:p text:style-name="P63">Serv. Mil</text:p>
          </table:table-cell>
        </table:table-row>
        <table:table-row>
          <table:table-cell table:style-name="Tabela13.A3" table:number-columns-spanned="14" office:value-type="string">
            <text:p text:style-name="P82"><text:a xlink:type="simple" xlink:href="py3o://for=%22line%20in%20object.vacation_control_ids%22" text:style-name="Internet_20_link" text:visited-style-name="Visited_20_Internet_20_Link"><text:span text:style-name="T9">for="line in object.vacation_control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3" office:value-type="string">
            <text:p text:style-name="P38"><text:user-field-get text:name="py3o.line.inicio_aquisitivo">line.inicio_aquisitivo</text:user-field-get></text:p>
          </table:table-cell>
          <table:table-cell table:style-name="Tabela13.A3" table:number-columns-spanned="2" office:value-type="string">
            <text:p text:style-name="P38"><text:user-field-get text:name="py3o.line.fim_aquisitivo">line.fim_aquisitivo</text:user-field-get></text:p>
          </table:table-cell>
          <table:covered-table-cell/>
          <table:table-cell table:style-name="Tabela13.A3" office:value-type="string">
            <text:p text:style-name="P38"><text:user-field-get text:name="py3o.line.inicio_gozo">line.inicio_gozo</text:user-field-get></text:p>
          </table:table-cell>
          <table:table-cell table:style-name="Tabela13.A3" table:number-columns-spanned="2" office:value-type="string">
            <text:p text:style-name="P38"><text:user-field-get text:name="py3o.line.fim_gozo">line.fim_gozo</text:user-field-get></text:p>
          </table:table-cell>
          <table:covered-table-cell/>
          <table:table-cell table:style-name="Tabela13.A3" office:value-type="string">
            <text:p text:style-name="P38"/>
          </table:table-cell>
          <table:table-cell table:style-name="Tabela13.A3" office:value-type="string">
            <text:p text:style-name="P38"/>
          </table:table-cell>
          <table:table-cell table:style-name="Tabela13.A3" office:value-type="string">
            <text:p text:style-name="P38"/>
          </table:table-cell>
          <table:table-cell table:style-name="Tabela13.A3" office:value-type="string">
            <text:p text:style-name="P38"/>
          </table:table-cell>
          <table:table-cell table:style-name="Tabela13.A3" office:value-type="string">
            <text:p text:style-name="P38"/>
          </table:table-cell>
          <table:table-cell table:style-name="Tabela13.A3" office:value-type="string">
            <text:p text:style-name="P38"/>
          </table:table-cell>
          <table:table-cell table:style-name="Tabela13.A3" office:value-type="string">
            <text:p text:style-name="P38"/>
          </table:table-cell>
          <table:table-cell table:style-name="Tabela13.A3" office:value-type="string">
            <text:p text:style-name="P38"/>
          </table:table-cell>
        </table:table-row>
        <table:table-row>
          <table:table-cell table:style-name="Tabela13.A3" table:number-columns-spanned="14" office:value-type="string">
            <text:p text:style-name="P82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3.A3" table:number-columns-spanned="14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4" office:value-type="string">
            <text:p text:style-name="P52">VALORES SINDICAIS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51">Sindicato</text:p>
          </table:table-cell>
          <table:table-cell table:style-name="Tabela3.A2" office:value-type="string">
            <text:p text:style-name="P51">Competência</text:p>
          </table:table-cell>
          <table:table-cell table:style-name="Tabela3.A2" office:value-type="string">
            <text:p text:style-name="P51">Tipo</text:p>
          </table:table-cell>
          <table:table-cell table:style-name="Tabela3.A2" office:value-type="string">
            <text:p text:style-name="P51">Valor</text:p>
          </table:table-cell>
        </table:table-row>
        <table:table-row>
          <table:table-cell table:style-name="Tabela3.A3" office:value-type="string">
            <text:p text:style-name="P39"/>
          </table:table-cell>
          <table:table-cell table:style-name="Tabela3.A3" office:value-type="string">
            <text:p text:style-name="P39"/>
          </table:table-cell>
          <table:table-cell table:style-name="Tabela3.A3" office:value-type="string">
            <text:p text:style-name="P39"/>
          </table:table-cell>
          <table:table-cell table:style-name="Tabela3.A3" office:value-type="string">
            <text:p text:style-name="P39"/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52">CARGOS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54">Data Alteração</text:p>
          </table:table-cell>
          <table:table-cell table:style-name="Tabela5.A2" office:value-type="string">
            <text:p text:style-name="P55">Cargo</text:p>
          </table:table-cell>
          <table:table-cell table:style-name="Tabela5.A2" office:value-type="string">
            <text:p text:style-name="P55">CBO</text:p>
          </table:table-cell>
        </table:table-row>
        <table:table-row>
          <table:table-cell table:style-name="Tabela5.A3" office:value-type="string">
            <text:p text:style-name="P39"/>
          </table:table-cell>
          <table:table-cell table:style-name="Tabela5.A3" office:value-type="string">
            <text:p text:style-name="P39"/>
          </table:table-cell>
          <table:table-cell table:style-name="Tabela5.A3" office:value-type="string">
            <text:p text:style-name="P39"/>
          </table:table-cell>
        </table:table-row>
      </table:table>
      <table:table table:name="Tabela6" table:style-name="Tabela6">
        <table:table-column table:style-name="Tabela6.A"/>
        <table:table-column table:style-name="Tabela6.B" table:number-columns-repeated="3"/>
        <table:table-column table:style-name="Tabela6.E"/>
        <table:table-row>
          <table:table-cell table:style-name="Tabela6.A1" table:number-columns-spanned="5" office:value-type="string">
            <text:p text:style-name="P52">CURSOS/TREINAM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55">Curso</text:p>
          </table:table-cell>
          <table:table-cell table:style-name="Tabela6.A2" office:value-type="string">
            <text:p text:style-name="P55">Carga horária</text:p>
          </table:table-cell>
          <table:table-cell table:style-name="Tabela6.A2" office:value-type="string">
            <text:p text:style-name="P55">Data Inicial</text:p>
          </table:table-cell>
          <table:table-cell table:style-name="Tabela6.A2" office:value-type="string">
            <text:p text:style-name="P55">Data Final</text:p>
          </table:table-cell>
          <table:table-cell table:style-name="Tabela6.A2" office:value-type="string">
            <text:p text:style-name="P55">Situação</text:p>
          </table:table-cell>
        </table:table-row>
        <table:table-row>
          <table:table-cell table:style-name="Tabela6.A3" office:value-type="string">
            <text:p text:style-name="P39"/>
          </table:table-cell>
          <table:table-cell table:style-name="Tabela6.A3" office:value-type="string">
            <text:p text:style-name="P39"/>
          </table:table-cell>
          <table:table-cell table:style-name="Tabela6.A3" office:value-type="string">
            <text:p text:style-name="P39"/>
          </table:table-cell>
          <table:table-cell table:style-name="Tabela6.A3" office:value-type="string">
            <text:p text:style-name="P39"/>
          </table:table-cell>
          <table:table-cell table:style-name="Tabela6.A3" office:value-type="string">
            <text:p text:style-name="P39"/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row>
          <table:table-cell table:style-name="Tabela7.A1" table:number-columns-spanned="6" office:value-type="string">
            <text:p text:style-name="P52">JORNAD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7.A2" office:value-type="string">
            <text:p text:style-name="P56">Data</text:p>
          </table:table-cell>
          <table:table-cell table:style-name="Tabela7.A2" office:value-type="string">
            <text:p text:style-name="P57">Tipo de jornada</text:p>
          </table:table-cell>
          <table:table-cell table:style-name="Tabela7.A2" office:value-type="string">
            <text:p text:style-name="P57">Jornada padrão seg - sex</text:p>
          </table:table-cell>
          <table:table-cell table:style-name="Tabela7.A2" office:value-type="string">
            <text:p text:style-name="P57">Escala</text:p>
          </table:table-cell>
          <table:table-cell table:style-name="Tabela7.A2" office:value-type="string">
            <text:p text:style-name="P57">Jornada Sábado</text:p>
          </table:table-cell>
          <table:table-cell table:style-name="Tabela7.A2" office:value-type="string">
            <text:p text:style-name="P57">Jornada escala</text:p>
          </table:table-cell>
        </table:table-row>
        <table:table-row>
          <table:table-cell table:style-name="Tabela7.A3" office:value-type="string">
            <text:p text:style-name="P39"/>
          </table:table-cell>
          <table:table-cell table:style-name="Tabela7.A3" office:value-type="string">
            <text:p text:style-name="P39"/>
          </table:table-cell>
          <table:table-cell table:style-name="Tabela7.A3" office:value-type="string">
            <text:p text:style-name="P39"/>
          </table:table-cell>
          <table:table-cell table:style-name="Tabela7.A3" office:value-type="string">
            <text:p text:style-name="P39"/>
          </table:table-cell>
          <table:table-cell table:style-name="Tabela7.A3" office:value-type="string">
            <text:p text:style-name="P39"/>
          </table:table-cell>
          <table:table-cell table:style-name="Tabela7.A3" office:value-type="string">
            <text:p text:style-name="P39"/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>
          <table:table-cell table:style-name="Tabela8.A1" table:number-columns-spanned="4" office:value-type="string">
            <text:p text:style-name="P52">LOCAÇÃO/LOCAL DE TRABALHO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56">Tranf.</text:p>
          </table:table-cell>
          <table:table-cell table:style-name="Tabela8.A2" office:value-type="string">
            <text:p text:style-name="P57">CNPJ</text:p>
          </table:table-cell>
          <table:table-cell table:style-name="Tabela8.A2" office:value-type="string">
            <text:p text:style-name="P57">Empresa</text:p>
          </table:table-cell>
          <table:table-cell table:style-name="Tabela8.A2" office:value-type="string">
            <text:p text:style-name="P57">Departamento</text:p>
          </table:table-cell>
        </table:table-row>
        <table:table-row>
          <table:table-cell table:style-name="Tabela8.A3" office:value-type="string">
            <text:p text:style-name="P40"/>
          </table:table-cell>
          <table:table-cell table:style-name="Tabela8.A3" office:value-type="string">
            <text:p text:style-name="P40"/>
          </table:table-cell>
          <table:table-cell table:style-name="Tabela8.A3" office:value-type="string">
            <text:p text:style-name="P40"/>
          </table:table-cell>
          <table:table-cell table:style-name="Tabela8.A3" office:value-type="string">
            <text:p text:style-name="P40"/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columns-spanned="6" office:value-type="string">
            <text:p text:style-name="P52">RUBRICAS ESPECÍFIC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45"><text:s/><text:span text:style-name="T5">Rúbrica</text:span></text:p>
          </table:table-cell>
          <table:table-cell table:style-name="Tabela9.A2" office:value-type="string">
            <text:p text:style-name="P57">Data Inicial</text:p>
          </table:table-cell>
          <table:table-cell table:style-name="Tabela9.A2" office:value-type="string">
            <text:p text:style-name="P57">Data Final</text:p>
          </table:table-cell>
          <table:table-cell table:style-name="Tabela9.A2" office:value-type="string">
            <text:p text:style-name="P57">Qtd. Específica</text:p>
          </table:table-cell>
          <table:table-cell table:style-name="Tabela9.A2" office:value-type="string">
            <text:p text:style-name="P45">%<text:span text:style-name="T5">Específica</text:span></text:p>
          </table:table-cell>
          <table:table-cell table:style-name="Tabela9.A2" office:value-type="string">
            <text:p text:style-name="P57">Valor Específico</text:p>
          </table:table-cell>
        </table:table-row>
        <table:table-row>
          <table:table-cell table:style-name="Tabela9.A3" office:value-type="string">
            <text:p text:style-name="P40"/>
          </table:table-cell>
          <table:table-cell table:style-name="Tabela9.A3" office:value-type="string">
            <text:p text:style-name="P40"/>
          </table:table-cell>
          <table:table-cell table:style-name="Tabela9.A3" office:value-type="string">
            <text:p text:style-name="P40"/>
          </table:table-cell>
          <table:table-cell table:style-name="Tabela9.A3" office:value-type="string">
            <text:p text:style-name="P40"/>
          </table:table-cell>
          <table:table-cell table:style-name="Tabela9.A3" office:value-type="string">
            <text:p text:style-name="P40"/>
          </table:table-cell>
          <table:table-cell table:style-name="Tabela9.A3" office:value-type="string">
            <text:p text:style-name="P40"/>
          </table:table-cell>
        </table:table-row>
      </table:table>
      <table:table table:name="Tabela10" table:style-name="Tabela10">
        <table:table-column table:style-name="Tabela10.A"/>
        <table:table-column table:style-name="Tabela10.B" table:number-columns-repeated="4"/>
        <table:table-column table:style-name="Tabela10.F"/>
        <table:table-row>
          <table:table-cell table:style-name="Tabela10.A1" table:number-columns-spanned="6" office:value-type="string">
            <text:p text:style-name="P53">RESCISÃ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0.A2" office:value-type="string">
            <text:p text:style-name="P60"><text:s/>Causa Demissão</text:p>
          </table:table-cell>
          <table:table-cell table:style-name="Tabela10.A2" office:value-type="string">
            <text:p text:style-name="P60">Tipo Aviso</text:p>
          </table:table-cell>
          <table:table-cell table:style-name="Tabela10.A2" office:value-type="string">
            <text:p text:style-name="P60">Data aviso</text:p>
          </table:table-cell>
          <table:table-cell table:style-name="Tabela10.A2" office:value-type="string">
            <text:p text:style-name="P60">Dias Av. Trab</text:p>
          </table:table-cell>
          <table:table-cell table:style-name="Tabela10.A2" office:value-type="string">
            <text:p text:style-name="P60">Dias Av. Indeniz.</text:p>
          </table:table-cell>
          <table:table-cell table:style-name="Tabela10.A2" office:value-type="string">
            <text:p text:style-name="P60">Data Final Aviso</text:p>
          </table:table-cell>
        </table:table-row>
        <table:table-row>
          <table:table-cell table:style-name="Tabela10.A3" office:value-type="string">
            <text:p text:style-name="P64"/>
          </table:table-cell>
          <table:table-cell table:style-name="Tabela10.A3" office:value-type="string">
            <text:p text:style-name="P64"/>
          </table:table-cell>
          <table:table-cell table:style-name="Tabela10.A3" office:value-type="string">
            <text:p text:style-name="P64"/>
          </table:table-cell>
          <table:table-cell table:style-name="Tabela10.A3" office:value-type="string">
            <text:p text:style-name="P64"/>
          </table:table-cell>
          <table:table-cell table:style-name="Tabela10.A3" office:value-type="string">
            <text:p text:style-name="P64"/>
          </table:table-cell>
          <table:table-cell table:style-name="Tabela10.A3" office:value-type="string">
            <text:p text:style-name="P64"/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/>
        <text:soft-page-break/>
        <table:table-row>
          <table:table-cell table:style-name="Tabela11.A1" table:number-columns-spanned="3" office:value-type="string">
            <text:p text:style-name="P53">FALTA/SUSPENSÃO/ADVERTÊNCIA</text:p>
          </table:table-cell>
          <table:covered-table-cell/>
          <table:covered-table-cell/>
        </table:table-row>
        <table:table-row>
          <table:table-cell table:style-name="Tabela11.A2" office:value-type="string">
            <text:p text:style-name="P61">Data</text:p>
          </table:table-cell>
          <table:table-cell table:style-name="Tabela11.A2" office:value-type="string">
            <text:p text:style-name="P60">Tipo</text:p>
          </table:table-cell>
          <table:table-cell table:style-name="Tabela11.A2" office:value-type="string">
            <text:p text:style-name="P60">O<text:span text:style-name="T6">bservação</text:span></text:p>
          </table:table-cell>
        </table:table-row>
        <table:table-row>
          <table:table-cell table:style-name="Tabela11.A3" office:value-type="string">
            <text:p text:style-name="P64"/>
          </table:table-cell>
          <table:table-cell table:style-name="Tabela11.A3" office:value-type="string">
            <text:p text:style-name="P64"/>
          </table:table-cell>
          <table:table-cell table:style-name="Tabela11.A3" office:value-type="string">
            <text:p text:style-name="P64"/>
          </table:table-cell>
        </table:table-row>
      </table:table>
      <text:p text:style-name="P1"/>
      <text:p text:style-name="P3"><text:a xlink:type="simple" xlink:href="py3o:///for" text:style-name="Internet_20_link" text:visited-style-name="Visited_20_Internet_20_Link"><text:span text:style-name="T7">/for</text:span></text:a></text:p>
      <text:p text:style-name="P3"/>
      <text:p text:style-name="P4">Dúvida: <text:span text:style-name="T10">Como inserir e formatar imagens no lugar de campo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5-02T08:48:10.149897718</dc:date>
    <meta:editing-duration>P5DT9H15M51S</meta:editing-duration>
    <meta:editing-cycles>330</meta:editing-cycles>
    <meta:generator>LibreOffice/5.1.6.2$Linux_X86_64 LibreOffice_project/10m0$Build-2</meta:generator>
    <meta:document-statistic meta:table-count="11" meta:image-count="0" meta:object-count="0" meta:page-count="3" meta:paragraph-count="214" meta:word-count="327" meta:character-count="3743" meta:non-whitespace-character-count="3362"/>
    <meta:user-defined meta:name="decimal_separator">,</meta:user-defined>
    <meta:user-defined meta:name="digit_separator">.</meta:user-defined>
    <meta:user-defined meta:name="float_format">"%.2f"</meta:user-defined>
  </office:meta>
</office:document-meta>
</file>